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1"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automatic-styles>
    <style:style style:name="Таблица2" style:family="table">
      <style:table-properties style:width="14.885cm" fo:margin-left="-0.191cm" fo:margin-top="0cm" fo:margin-bottom="0cm" table:align="left" style:writing-mode="lr-tb"/>
    </style:style>
    <style:style style:name="Таблица2.A" style:family="table-column">
      <style:table-column-properties style:column-width="12.661cm"/>
    </style:style>
    <style:style style:name="Таблица2.B" style:family="table-column">
      <style:table-column-properties style:column-width="2.224cm"/>
    </style:style>
    <style:style style:name="Таблица2.1" style:family="table-row">
      <style:table-row-properties style:min-row-height="0.637cm" fo:keep-together="auto"/>
    </style:style>
    <style:style style:name="Таблица2.A1" style:family="table-cell">
      <style:table-cell-properties style:vertical-align="" fo:padding="0cm" fo:border="0.5pt solid #000001"/>
    </style:style>
    <style:style style:name="Таблица2.2" style:family="table-row">
      <style:table-row-properties style:min-row-height="0.55cm" fo:keep-together="auto"/>
    </style:style>
    <style:style style:name="Таблица2.3" style:family="table-row">
      <style:table-row-properties style:min-row-height="0.376cm" fo:keep-together="auto"/>
    </style:style>
    <style:style style:name="Таблица2.6" style:family="table-row">
      <style:table-row-properties style:min-row-height="0.534cm" fo:keep-together="auto"/>
    </style:style>
    <style:style style:name="Таблица2.9" style:family="table-row">
      <style:table-row-properties style:min-row-height="0.344cm" fo:keep-together="auto"/>
    </style:style>
    <style:style style:name="Таблица3" style:family="table">
      <style:table-properties style:width="14.764cm" fo:margin-left="-0.191cm" fo:margin-top="0cm" fo:margin-bottom="0cm" table:align="left" style:writing-mode="lr-tb"/>
    </style:style>
    <style:style style:name="Таблица3.A" style:family="table-column">
      <style:table-column-properties style:column-width="5.248cm"/>
    </style:style>
    <style:style style:name="Таблица3.B" style:family="table-column">
      <style:table-column-properties style:column-width="3.39cm"/>
    </style:style>
    <style:style style:name="Таблица3.C" style:family="table-column">
      <style:table-column-properties style:column-width="2.542cm"/>
    </style:style>
    <style:style style:name="Таблица3.D" style:family="table-column">
      <style:table-column-properties style:column-width="3.584cm"/>
    </style:style>
    <style:style style:name="Таблица3.1" style:family="table-row">
      <style:table-row-properties style:min-row-height="0.22cm" fo:keep-together="auto"/>
    </style:style>
    <style:style style:name="Таблица3.A1" style:family="table-cell">
      <style:table-cell-properties style:vertical-align="" fo:padding="0cm" fo:border="0.5pt solid #000001"/>
    </style:style>
    <style:style style:name="Таблица3.2" style:family="table-row">
      <style:table-row-properties style:min-row-height="0.362cm" fo:keep-together="auto"/>
    </style:style>
    <style:style style:name="Таблица3.3" style:family="table-row">
      <style:table-row-properties style:min-row-height="0.372cm" fo:keep-together="auto"/>
    </style:style>
    <style:style style:name="Таблица3.4" style:family="table-row">
      <style:table-row-properties style:min-row-height="0.109cm" fo:keep-together="auto"/>
    </style:style>
    <style:style style:name="Таблица4" style:family="table">
      <style:table-properties style:width="13.487cm" fo:margin-left="-0.191cm" fo:margin-top="0cm" fo:margin-bottom="0cm" table:align="left" style:writing-mode="lr-tb"/>
    </style:style>
    <style:style style:name="Таблица4.A" style:family="table-column">
      <style:table-column-properties style:column-width="10.724cm"/>
    </style:style>
    <style:style style:name="Таблица4.B" style:family="table-column">
      <style:table-column-properties style:column-width="2.762cm"/>
    </style:style>
    <style:style style:name="Таблица4.1" style:family="table-row">
      <style:table-row-properties style:min-row-height="0.693cm" fo:keep-together="auto"/>
    </style:style>
    <style:style style:name="Таблица4.A1" style:family="table-cell">
      <style:table-cell-properties style:vertical-align="" fo:padding="0cm" fo:border="none"/>
    </style:style>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P1"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CYR" fo:font-size="14pt" style:font-size-asian="14pt" style:font-name-complex="Times New Roman CYR2" style:font-size-complex="14pt"/>
    </style:style>
    <style:style style:name="P2"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officeooo:paragraph-rsid="00216a7b" style:font-size-asian="14pt" style:font-name-complex="Times New Roman CYR2" style:font-size-complex="14pt" style:font-style-complex="italic"/>
    </style:style>
    <style:style style:name="P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4"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CYR1" fo:font-size="14pt" fo:language="ru" fo:country="RU" fo:font-style="normal" officeooo:paragraph-rsid="001562a8" style:letter-kerning="false" style:font-size-asian="14pt" style:font-style-asian="normal" style:font-name-complex="Times New Roman CYR2" style:font-size-complex="14pt"/>
    </style:style>
    <style:style style:name="P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CYR1" fo:font-size="14pt" fo:language="ru" fo:country="RU" fo:font-style="normal" fo:font-weight="normal" officeooo:paragraph-rsid="001c7ecb"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CYR1"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7"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font-size="14pt" style:font-size-asian="14pt" style:font-size-complex="14pt"/>
    </style:style>
    <style:style style:name="P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fo:font-weight="normal" officeooo:rsid="0021dc75" officeooo:paragraph-rsid="002c6e47"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10"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font-weight-complex="bold"/>
    </style:style>
    <style:style style:name="P11"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12"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1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bold" officeooo:paragraph-rsid="001c7ecb" style:letter-kerning="false" style:font-size-asian="14pt" style:font-style-asian="normal" style:font-weight-asian="bold" style:font-size-complex="14pt" style:font-weight-complex="bold"/>
    </style:style>
    <style:style style:name="P1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bold" officeooo:paragraph-rsid="002c6e47" style:letter-kerning="false" style:font-size-asian="14pt" style:font-style-asian="normal" style:font-weight-asian="bold" style:font-size-complex="14pt" style:font-weight-complex="bold"/>
    </style:style>
    <style:style style:name="P1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1c7ecb" style:letter-kerning="false" style:font-size-asian="14pt" style:font-style-asian="normal" style:font-weight-asian="normal" style:font-size-complex="14pt"/>
    </style:style>
    <style:style style:name="P1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2c6e47" style:letter-kerning="false" style:font-size-asian="14pt" style:font-style-asian="normal" style:font-weight-asian="normal" style:font-size-complex="14pt"/>
    </style:style>
    <style:style style:name="P17"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1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1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bold" officeooo:paragraph-rsid="0026146e" style:letter-kerning="false" style:font-size-asian="14pt" style:font-style-asian="normal" style:font-weight-asian="bold" style:font-size-complex="14pt" style:font-weight-complex="bold"/>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officeooo:paragraph-rsid="001562a8" style:letter-kerning="false" style:font-size-asian="14pt" style:font-style-asian="normal" style:font-size-complex="14pt"/>
    </style:style>
    <style:style style:name="P2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weight="bold" officeooo:paragraph-rsid="001562a8" style:letter-kerning="false" style:font-size-asian="14pt" style:font-weight-asian="bold" style:font-size-complex="14pt" style:font-weight-complex="bold"/>
    </style:style>
    <style:style style:name="P2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officeooo:paragraph-rsid="001562a8" style:letter-kerning="false" style:font-size-asian="14pt" style:font-size-complex="14pt"/>
    </style:style>
    <style:style style:name="P23"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216a7b" style:font-size-asian="14pt" style:font-size-complex="14pt" style:font-style-complex="italic"/>
    </style:style>
    <style:style style:name="P24"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 fo:font-size="14pt" officeooo:paragraph-rsid="00216a7b" style:font-size-asian="14pt" style:font-size-complex="14pt" style:font-style-complex="italic"/>
    </style:style>
    <style:style style:name="P25" style:family="paragraph" style:parent-style-name="Standard">
      <style:paragraph-properties fo:margin-left="0cm" fo:margin-right="0cm" fo:line-height="150%" fo:text-align="justify" style:justify-single-word="false" fo:text-indent="1.251cm" style:auto-text-indent="false">
        <style:tab-stops>
          <style:tab-stop style:position="1.729cm"/>
        </style:tab-stops>
      </style:paragraph-properties>
      <style:text-properties style:font-name="Times New Roman" fo:font-size="14pt" officeooo:paragraph-rsid="00216a7b" style:font-size-asian="14pt" style:font-size-complex="14pt" style:font-style-complex="italic"/>
    </style:style>
    <style:style style:name="P26"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26146e" style:font-size-asian="14pt" style:font-name-complex="Times New Roman2" style:font-size-complex="14pt" style:font-style-complex="italic"/>
    </style:style>
    <style:style style:name="P27"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 fo:font-size="14pt" officeooo:paragraph-rsid="00216a7b" fo:background-color="#9900ff" style:font-size-asian="14pt" style:font-size-complex="14pt" style:font-style-complex="italic"/>
    </style:style>
    <style:style style:name="P28" style:family="paragraph" style:parent-style-name="Standard">
      <style:paragraph-properties fo:margin-left="0cm" fo:margin-right="0cm" fo:line-height="150%" fo:text-align="justify" style:justify-single-word="false" fo:text-indent="1.251cm" style:auto-text-indent="false"/>
      <style:text-properties fo:font-size="14pt" officeooo:paragraph-rsid="00216a7b" style:font-size-asian="14pt" style:font-size-complex="14pt"/>
    </style:style>
    <style:style style:name="P29" style:family="paragraph" style:parent-style-name="Standard">
      <style:paragraph-properties fo:margin-left="0cm" fo:margin-right="0cm" fo:line-height="150%" fo:text-align="justify" style:justify-single-word="false" fo:text-indent="1.251cm" style:auto-text-indent="false"/>
      <style:text-properties fo:font-size="14pt" officeooo:paragraph-rsid="001562a8" style:font-size-asian="14pt" style:font-size-complex="14pt"/>
    </style:style>
    <style:style style:name="P30"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font-size="14pt" officeooo:paragraph-rsid="001c7ecb" style:font-size-asian="14pt" style:font-size-complex="14pt"/>
    </style:style>
    <style:style style:name="P31" style:family="paragraph" style:parent-style-name="Standard">
      <style:paragraph-properties fo:margin-left="0cm" fo:margin-right="0cm" fo:line-height="150%" fo:text-align="justify" style:justify-single-word="false" fo:text-indent="1.251cm" style:auto-text-indent="false"/>
      <style:text-properties fo:font-size="14pt" officeooo:paragraph-rsid="0026146e" style:font-size-asian="14pt" style:font-size-complex="14pt"/>
    </style:style>
    <style:style style:name="P32"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fo:font-size="14pt" officeooo:paragraph-rsid="00216a7b" style:font-size-asian="14pt" style:font-size-complex="14pt"/>
    </style:style>
    <style:style style:name="P33" style:family="paragraph" style:parent-style-name="Standard">
      <style:paragraph-properties fo:margin-left="0cm" fo:margin-right="0cm" fo:line-height="150%" fo:text-align="justify" style:justify-single-word="false" fo:text-indent="1.251cm" style:auto-text-indent="false"/>
      <style:text-properties fo:font-size="14pt" officeooo:paragraph-rsid="002c6e47" style:font-size-asian="14pt" style:font-size-complex="14pt"/>
    </style:style>
    <style:style style:name="P34"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style:font-size-asian="14pt" style:font-size-complex="14pt"/>
    </style:style>
    <style:style style:name="P35"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style:font-name="Times New Roman" fo:font-size="14pt" officeooo:paragraph-rsid="0026146e" style:font-size-asian="14pt" style:font-size-complex="14pt"/>
    </style:style>
    <style:style style:name="P36"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style:font-size-asian="14pt" style:font-name-complex="Times New Roman2" style:font-size-complex="14pt" style:font-style-complex="italic"/>
    </style:style>
    <style:style style:name="P38"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fo:background-color="#cc66ff" style:font-size-asian="14pt" style:font-size-complex="14pt"/>
    </style:style>
    <style:style style:name="P39"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fo:language="en" fo:country="US" officeooo:paragraph-rsid="0026146e" style:font-size-asian="14pt" style:font-name-complex="Times New Roman2" style:font-size-complex="14pt" style:font-style-complex="italic"/>
    </style:style>
    <style:style style:name="P40"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fo:font-size="14pt" officeooo:paragraph-rsid="0026146e" style:font-size-asian="14pt" style:font-size-complex="14pt"/>
    </style:style>
    <style:style style:name="P41" style:family="paragraph" style:parent-style-name="Standard">
      <style:paragraph-properties fo:margin-left="0cm" fo:margin-right="0cm" fo:line-height="150%" fo:text-align="justify" style:justify-single-word="false" fo:text-indent="1.251cm" style:auto-text-indent="false" fo:background-color="#ffffff">
        <style:tab-stops>
          <style:tab-stop style:position="1.482cm"/>
        </style:tab-stops>
        <style:background-image/>
      </style:paragraph-properties>
      <style:text-properties fo:font-size="14pt" officeooo:paragraph-rsid="0026146e" style:font-size-asian="14pt" style:font-size-complex="14pt"/>
    </style:style>
    <style:style style:name="P42" style:family="paragraph" style:parent-style-name="Body_20_Text_20_Indent_20_2">
      <style:paragraph-properties fo:margin-left="0cm" fo:margin-right="0cm" fo:line-height="150%" fo:text-align="justify" style:justify-single-word="false" fo:text-indent="1.251cm" style:auto-text-indent="false"/>
      <style:text-properties style:font-name="Times New Roman" fo:font-size="14pt" officeooo:paragraph-rsid="00216a7b" style:font-size-asian="14pt" style:font-size-complex="14pt"/>
    </style:style>
    <style:style style:name="P43" style:family="paragraph" style:parent-style-name="HTML_20_Preformatted">
      <style:paragraph-properties fo:margin-left="0cm" fo:margin-right="0cm" fo:line-height="150%" fo:text-align="justify" style:justify-single-word="false" fo:text-indent="1.251cm" style:auto-text-indent="false"/>
      <style:text-properties style:font-name="Times New Roman" fo:font-size="14pt" officeooo:paragraph-rsid="0026146e" style:font-size-asian="14pt" style:font-name-complex="Times New Roman2" style:font-size-complex="14pt"/>
    </style:style>
    <style:style style:name="P44" style:family="paragraph" style:parent-style-name="Text_20_body_20_indent">
      <style:paragraph-properties fo:margin-left="0cm" fo:margin-right="0cm" fo:line-height="150%" fo:text-align="justify" style:justify-single-word="false" fo:text-indent="1.251cm" style:auto-text-indent="false"/>
      <style:text-properties style:font-name="Times New Roman" fo:font-size="14pt" fo:font-style="normal" officeooo:paragraph-rsid="0026146e" style:font-size-asian="14pt" style:font-style-asian="normal" style:font-size-complex="14pt"/>
    </style:style>
    <style:style style:name="P45" style:family="paragraph" style:parent-style-name="Standard">
      <style:paragraph-properties fo:margin-left="1.251cm" fo:margin-right="0cm" fo:line-height="150%" fo:text-align="justify" style:justify-single-word="false" fo:text-indent="0cm" style:auto-text-indent="false"/>
      <style:text-properties style:font-name="Times New Roman" fo:font-size="14pt" fo:font-weight="bold" officeooo:paragraph-rsid="00216a7b" style:font-size-asian="14pt" style:font-weight-asian="bold" style:font-size-complex="14pt" style:font-style-complex="italic" style:font-weight-complex="bold"/>
    </style:style>
    <style:style style:name="P46" style:family="paragraph" style:parent-style-name="Standard">
      <style:paragraph-properties fo:margin-left="1.251cm" fo:margin-right="0cm" fo:line-height="150%" fo:text-align="justify" style:justify-single-word="false" fo:text-indent="0cm" style:auto-text-indent="false"/>
      <style:text-properties style:font-name="Times New Roman" fo:font-size="14pt" fo:font-weight="bold" officeooo:paragraph-rsid="00216a7b" style:font-size-asian="14pt" style:font-weight-asian="bold" style:font-size-complex="14pt" style:font-weight-complex="bold"/>
    </style:style>
    <style:style style:name="P47" style:family="paragraph" style:parent-style-name="Standard">
      <style:paragraph-properties fo:line-height="150%" fo:text-align="justify" style:justify-single-word="false"/>
      <style:text-properties style:font-name="Times New Roman" fo:font-size="14pt" officeooo:paragraph-rsid="0026146e" style:font-size-asian="14pt" style:font-name-complex="Times New Roman2" style:font-size-complex="14pt" style:font-style-complex="italic"/>
    </style:style>
    <style:style style:name="P48" style:family="paragraph" style:parent-style-name="Standard">
      <style:paragraph-properties fo:line-height="150%" fo:text-align="justify" style:justify-single-word="false"/>
      <style:text-properties style:font-name="Times New Roman1" fo:font-size="14pt" style:font-size-asian="14pt" style:font-name-complex="Times New Roman3" style:font-size-complex="14pt"/>
    </style:style>
    <style:style style:name="P49" style:family="paragraph" style:parent-style-name="Standard">
      <style:paragraph-properties fo:margin-left="0cm" fo:margin-right="0cm" fo:line-height="150%" fo:text-align="justify" style:justify-single-word="false" fo:orphans="0" fo:widows="0" fo:text-indent="0cm" style:auto-text-indent="false" fo:background-color="#ffffff" style:vertical-align="auto">
        <style:background-image/>
      </style:paragraph-properties>
      <style:text-properties style:font-name="Times New Roman"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50" style:family="paragraph" style:parent-style-name="Standard">
      <style:paragraph-properties fo:margin-left="0cm" fo:margin-right="0cm" fo:line-height="150%" fo:text-align="justify" style:justify-single-word="false" fo:orphans="0" fo:widows="0" fo:text-indent="0cm" style:auto-text-indent="false" style:vertical-align="auto"/>
      <style:text-properties style:font-name="Times New Roman" fo:font-size="14pt" fo:language="ru" fo:country="RU" officeooo:paragraph-rsid="0026146e" style:font-size-asian="14pt" style:language-asian="ru" style:country-asian="RU" style:font-name-complex="Times New Roman2" style:font-size-complex="14pt" style:language-complex="ar" style:country-complex="SA" style:font-style-complex="italic"/>
    </style:style>
    <style:style style:name="P51" style:family="paragraph" style:parent-style-name="Standard">
      <style:paragraph-properties fo:line-height="150%" fo:text-align="justify" style:justify-single-word="false" fo:break-before="page"/>
      <style:text-properties fo:font-size="14pt" officeooo:paragraph-rsid="0026146e" style:font-size-asian="14pt" style:font-size-complex="14pt"/>
    </style:style>
    <style:style style:name="P52" style:family="paragraph" style:parent-style-name="Standard">
      <style:paragraph-properties fo:line-height="150%" fo:text-align="justify" style:justify-single-word="false" fo:break-before="page"/>
      <style:text-properties fo:color="#000000" style:font-name="Times New Roman" fo:font-size="14pt" fo:language="ru" fo:country="RU" fo:font-weight="bold" officeooo:paragraph-rsid="001c7ecb" style:font-size-asian="14pt" style:language-asian="ru" style:country-asian="RU" style:font-weight-asian="bold" style:font-name-complex="Times New Roman2" style:font-size-complex="14pt" style:language-complex="ar" style:country-complex="SA"/>
    </style:style>
    <style:style style:name="P53" style:family="paragraph" style:parent-style-name="Standard">
      <style:paragraph-properties fo:margin-top="0cm" fo:margin-bottom="0.353cm" style:contextual-spacing="false" fo:line-height="150%" fo:text-align="justify" style:justify-single-word="false"/>
      <style:text-properties fo:font-size="14pt" officeooo:paragraph-rsid="0026146e" style:font-size-asian="14pt" style:font-size-complex="14pt"/>
    </style:style>
    <style:style style:name="P54" style:family="paragraph" style:parent-style-name="Standard" style:master-page-name="Standard">
      <style:paragraph-properties fo:line-height="150%" fo:text-align="justify" style:justify-single-word="false" style:page-number="auto"/>
      <style:text-properties style:font-name="Times New Roman1" fo:font-size="14pt" style:font-size-asian="14pt" style:font-name-complex="Times New Roman3" style:font-size-complex="14pt"/>
    </style:style>
    <style:style style:name="P55"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216a7b" style:font-size-asian="14pt" style:font-size-complex="14pt" style:font-style-complex="italic"/>
    </style:style>
    <style:style style:name="P56"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style:font-name="Times New Roman" fo:font-size="14pt" officeooo:paragraph-rsid="00216a7b" style:font-size-asian="14pt" style:font-size-complex="14pt" style:font-style-complex="italic"/>
    </style:style>
    <style:style style:name="P57" style:family="paragraph" style:parent-style-name="Standard">
      <style:paragraph-properties fo:margin-left="0cm" fo:margin-right="0cm" fo:line-height="150%" fo:text-align="justify" style:justify-single-word="false" fo:text-indent="1.251cm" style:auto-text-indent="false">
        <style:tab-stops>
          <style:tab-stop style:position="1.482cm"/>
        </style:tab-stops>
      </style:paragraph-properties>
      <style:text-properties style:font-name="Times New Roman" fo:font-size="14pt" officeooo:paragraph-rsid="00216a7b" style:font-size-asian="14pt" style:font-size-complex="14pt" style:font-style-complex="italic"/>
    </style:style>
    <style:style style:name="P5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officeooo:paragraph-rsid="001562a8" style:letter-kerning="false" style:font-size-asian="14pt" style:font-size-complex="14pt"/>
    </style:style>
    <style:style style:name="P5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officeooo:paragraph-rsid="001562a8" style:letter-kerning="false" style:font-size-asian="14pt" style:font-style-asian="normal" style:font-size-complex="14pt"/>
    </style:style>
    <style:style style:name="P6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fo:font-weight="normal" officeooo:paragraph-rsid="002c6e47" style:letter-kerning="false" style:font-size-asian="14pt" style:font-style-asian="normal" style:font-weight-asian="normal" style:font-size-complex="14pt"/>
    </style:style>
    <style:style style:name="P6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normal" officeooo:paragraph-rsid="002c6e47" style:letter-kerning="false" style:font-size-asian="14pt" style:font-style-asian="normal" style:font-weight-asian="normal" style:font-size-complex="14pt"/>
    </style:style>
    <style:style style:name="P6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CYR1" fo:font-size="14pt" fo:language="ru" fo:country="RU" fo:font-style="normal" style:text-underline-style="none" fo:font-weight="normal" officeooo:paragraph-rsid="0026146e" style:letter-kerning="false" style:font-size-asian="14pt" style:font-style-asian="normal" style:font-weight-asian="normal" style:font-size-complex="14pt"/>
    </style:style>
    <style:style style:name="P6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216a7b" style:letter-kerning="false" style:font-size-asian="14pt" style:font-style-asian="normal" style:font-weight-asian="normal" style:font-name-complex="Times New Roman CYR2" style:font-size-complex="14pt" style:font-style-complex="italic" style:font-weight-complex="bold"/>
    </style:style>
    <style:style style:name="P64"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 fo:font-size="14pt" fo:language="ru" fo:country="RU" officeooo:paragraph-rsid="001c7ecb" style:font-size-asian="14pt" style:language-asian="ru" style:country-asian="RU" style:font-name-complex="Times New Roman2" style:font-size-complex="14pt" style:language-complex="ar" style:country-complex="SA"/>
    </style:style>
    <style:style style:name="P65"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66" style:family="paragraph" style:parent-style-name="Standard" style:list-style-name="WWNum29">
      <style:paragraph-properties fo:margin-left="0cm" fo:margin-right="0cm" fo:line-height="150%" fo:text-align="justify" style:justify-single-word="false" fo:text-indent="1.251cm" style:auto-text-indent="false">
        <style:tab-stops>
          <style:tab-stop style:position="1.134cm"/>
          <style:tab-stop style:position="1.482cm"/>
        </style:tab-stops>
      </style:paragraph-properties>
      <style:text-properties fo:font-size="14pt" officeooo:paragraph-rsid="00216a7b" style:font-size-asian="14pt" style:font-size-complex="14pt"/>
    </style:style>
    <style:style style:name="P67" style:family="paragraph" style:parent-style-name="Standard">
      <style:paragraph-properties fo:margin-left="0cm" fo:margin-right="0cm" fo:line-height="150%" fo:text-align="justify" style:justify-single-word="false" fo:text-indent="1.251cm" style:auto-text-indent="false"/>
      <style:text-properties fo:font-size="14pt" officeooo:paragraph-rsid="00216a7b" style:font-size-asian="14pt" style:font-size-complex="14pt"/>
    </style:style>
    <style:style style:name="P68"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CYR1" fo:font-size="14pt" fo:language="ru" fo:country="RU" fo:font-style="normal" officeooo:paragraph-rsid="001562a8" style:letter-kerning="false" style:font-size-asian="14pt" style:font-style-asian="normal" style:font-name-complex="Times New Roman CYR2" style:font-size-complex="14pt"/>
    </style:style>
    <style:style style:name="P6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70"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71"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CYR1"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72"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73"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74"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style:font-size-asian="14pt" style:font-name-complex="Times New Roman2" style:font-size-complex="14pt" style:font-style-complex="italic"/>
    </style:style>
    <style:style style:name="P75" style:family="paragraph" style:parent-style-name="Standard" style:list-style-name="WWNum20">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name-complex="Times New Roman2" style:font-size-complex="14pt" style:font-style-complex="italic"/>
    </style:style>
    <style:style style:name="P76"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name-complex="Times New Roman2" style:font-size-complex="14pt" style:font-style-complex="italic"/>
    </style:style>
    <style:style style:name="P77"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officeooo:paragraph-rsid="0026146e" style:font-size-asian="14pt" style:font-size-complex="14pt"/>
    </style:style>
    <style:style style:name="P78" style:family="paragraph" style:parent-style-name="Standard" style:list-style-name="WWNum1">
      <style:paragraph-properties fo:margin-left="0cm" fo:margin-right="0cm" fo:line-height="150%" fo:text-align="justify" style:justify-single-word="false" fo:text-indent="1.251cm" style:auto-text-indent="false" fo:background-color="#ffffff">
        <style:tab-stops>
          <style:tab-stop style:position="1.235cm"/>
        </style:tab-stops>
        <style:background-image/>
      </style:paragraph-properties>
      <style:text-properties style:font-name="Times New Roman" fo:font-size="14pt" officeooo:paragraph-rsid="0026146e" style:font-size-asian="14pt" style:font-size-complex="14pt"/>
    </style:style>
    <style:style style:name="P79" style:family="paragraph" style:parent-style-name="Standard" style:list-style-name="WWNum2">
      <style:paragraph-properties fo:margin-left="0cm" fo:margin-right="0cm" fo:line-height="150%" fo:text-align="justify" style:justify-single-word="false" fo:text-indent="1.251cm" style:auto-text-indent="false" fo:background-color="#ffffff">
        <style:tab-stops>
          <style:tab-stop style:position="0.741cm"/>
        </style:tab-stops>
        <style:background-image/>
      </style:paragraph-properties>
      <style:text-properties style:font-name="Times New Roman" fo:font-size="14pt" officeooo:paragraph-rsid="0026146e" style:font-size-asian="14pt" style:font-size-complex="14pt"/>
    </style:style>
    <style:style style:name="P80" style:family="paragraph" style:parent-style-name="Standard"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81" style:family="paragraph" style:parent-style-name="Standard" style:list-style-name="WWNum16">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82" style:family="paragraph" style:parent-style-name="Standard" style:list-style-name="WWNum17">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83" style:family="paragraph" style:parent-style-name="Standard"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84" style:family="paragraph" style:parent-style-name="Standard" style:list-style-name="WWNum19">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officeooo:paragraph-rsid="0026146e" style:font-size-asian="14pt" style:font-size-complex="14pt"/>
    </style:style>
    <style:style style:name="P85" style:family="paragraph" style:parent-style-name="Standard">
      <style:paragraph-properties fo:margin-left="0cm" fo:margin-right="0cm" fo:line-height="150%" fo:text-align="justify" style:justify-single-word="false" fo:text-indent="1.251cm" style:auto-text-indent="false" fo:background-color="#ffffff">
        <style:background-image/>
      </style:paragraph-properties>
      <style:text-properties style:font-name="Times New Roman" fo:font-size="14pt" fo:font-weight="bold" officeooo:paragraph-rsid="0026146e" style:font-size-asian="14pt" style:font-weight-asian="bold" style:font-size-complex="14pt" style:font-weight-complex="bold"/>
    </style:style>
    <style:style style:name="P86" style:family="paragraph" style:parent-style-name="Standard" style:list-style-name="WWNum14">
      <style:paragraph-properties fo:margin-left="0cm" fo:margin-right="0cm" fo:line-height="150%" fo:text-align="justify" style:justify-single-word="false" fo:text-indent="1.251cm" style:auto-text-indent="false" fo:background-color="#ffffff">
        <style:tab-stops>
          <style:tab-stop style:position="0.635cm"/>
          <style:tab-stop style:position="1.482cm"/>
        </style:tab-stops>
        <style:background-image/>
      </style:paragraph-properties>
      <style:text-properties fo:font-size="14pt" officeooo:paragraph-rsid="0026146e" style:font-size-asian="14pt" style:font-size-complex="14pt"/>
    </style:style>
    <style:style style:name="P87" style:family="paragraph" style:parent-style-name="Standard" style:list-style-name="WWNum21">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fo:font-size="14pt" officeooo:paragraph-rsid="0026146e" style:font-size-asian="14pt" style:font-size-complex="14pt"/>
    </style:style>
    <style:style style:name="P88" style:family="paragraph" style:parent-style-name="Standard">
      <style:paragraph-properties fo:line-height="150%" fo:text-align="justify" style:justify-single-word="false"/>
      <style:text-properties style:font-name="Times New Roman" fo:font-size="14pt" fo:font-weight="bold" officeooo:paragraph-rsid="0026146e" style:font-size-asian="14pt" style:font-weight-asian="bold" style:font-name-complex="Times New Roman2" style:font-size-complex="14pt" style:font-weight-complex="bold"/>
    </style:style>
    <style:style style:name="P89"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90" style:family="paragraph" style:parent-style-name="HTML_20_Preformatted">
      <style:paragraph-properties fo:margin-left="0cm" fo:margin-right="0cm" fo:line-height="150%" fo:text-align="justify" style:justify-single-word="false" fo:text-indent="1.251cm" style:auto-text-indent="false"/>
      <style:text-properties style:font-name="Times New Roman" fo:font-size="14pt" officeooo:paragraph-rsid="0026146e" style:font-size-asian="14pt" style:font-name-complex="Times New Roman2" style:font-size-complex="14pt"/>
    </style:style>
    <style:style style:name="P91" style:family="paragraph" style:parent-style-name="Heading_20_2">
      <style:paragraph-properties fo:margin-left="0cm" fo:margin-right="0cm" fo:line-height="150%" fo:text-align="justify" style:justify-single-word="false" fo:text-indent="1.251cm" style:auto-text-indent="false"/>
      <style:text-properties style:font-name="Times New Roman" fo:font-size="14pt" fo:font-weight="bold" officeooo:paragraph-rsid="0026146e" style:font-size-asian="14pt" style:font-weight-asian="bold" style:font-name-complex="Times New Roman2" style:font-size-complex="14pt" style:font-weight-complex="bold"/>
    </style:style>
    <style:style style:name="P92" style:family="paragraph" style:parent-style-name="Heading_20_2">
      <style:paragraph-properties fo:margin-left="0cm" fo:margin-right="0cm" fo:line-height="150%" fo:text-align="justify" style:justify-single-word="false" fo:text-indent="1.251cm" style:auto-text-indent="false"/>
      <style:text-properties style:font-name="Times New Roman" fo:font-size="14pt" fo:font-weight="normal" officeooo:paragraph-rsid="0026146e" style:font-size-asian="14pt" style:font-weight-asian="normal" style:font-name-complex="Times New Roman2" style:font-size-complex="14pt"/>
    </style:style>
    <style:style style:name="P93" style:family="paragraph" style:parent-style-name="Text_20_body_20_indent" style:list-style-name="WWNum15">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fo:font-style="normal" officeooo:paragraph-rsid="0026146e" style:font-size-asian="14pt" style:font-style-asian="normal" style:font-size-complex="14pt"/>
    </style:style>
    <style:style style:name="P94" style:family="paragraph" style:parent-style-name="Text_20_body_20_indent" style:list-style-name="WWNum18">
      <style:paragraph-properties fo:margin-left="0cm" fo:margin-right="0cm" fo:line-height="150%" fo:text-align="justify" style:justify-single-word="false" fo:text-indent="1.251cm" style:auto-text-indent="false" fo:background-color="#ffffff">
        <style:tab-stops>
          <style:tab-stop style:position="1.482cm"/>
          <style:tab-stop style:position="2.275cm"/>
        </style:tab-stops>
        <style:background-image/>
      </style:paragraph-properties>
      <style:text-properties style:font-name="Times New Roman" fo:font-size="14pt" fo:font-style="normal" officeooo:paragraph-rsid="0026146e" style:font-size-asian="14pt" style:font-style-asian="normal" style:font-size-complex="14pt"/>
    </style:style>
    <style:style style:name="T1" style:family="text">
      <style:text-properties fo:color="#000000" style:font-name="Times New Roman CYR" style:font-name-complex="Times New Roman CYR2"/>
    </style:style>
    <style:style style:name="T2" style:family="text">
      <style:text-properties fo:color="#000000" style:font-name="Times New Roman CYR1" fo:language="ru" fo:country="RU" fo:font-style="italic" style:letter-kerning="false" style:font-style-asian="italic"/>
    </style:style>
    <style:style style:name="T3" style:family="text">
      <style:text-properties fo:color="#000000" style:font-name="Times New Roman CYR1" fo:language="ru" fo:country="RU" fo:font-style="normal" style:letter-kerning="false" style:font-style-asian="normal"/>
    </style:style>
    <style:style style:name="T4" style:family="text">
      <style:text-properties fo:color="#000000" style:font-name="Times New Roman CYR1" fo:language="ru" fo:country="RU" fo:font-style="normal" fo:font-weight="normal" style:letter-kerning="false" style:font-style-asian="normal" style:font-weight-asian="normal"/>
    </style:style>
    <style:style style:name="T5" style:family="text">
      <style:text-properties fo:color="#000000" style:font-name="Times New Roman CYR1" fo:language="ru" fo:country="RU" fo:font-style="normal" style:text-underline-style="solid" style:text-underline-width="auto" style:text-underline-color="font-color" fo:font-weight="normal" style:letter-kerning="false" style:font-style-asian="normal" style:font-weight-asian="normal"/>
    </style:style>
    <style:style style:name="T6" style:family="text">
      <style:text-properties fo:color="#000000" style:font-name="Times New Roman CYR1" fo:language="ru" fo:country="RU" fo:font-style="normal" style:text-underline-style="none" fo:font-weight="normal" style:letter-kerning="false" style:font-style-asian="normal" style:font-weight-asian="normal"/>
    </style:style>
    <style:style style:name="T7" style:family="text">
      <style:text-properties fo:color="#000000" style:font-name="Times New Roman CYR1" fo:language="ru" fo:country="RU" fo:font-style="normal" style:text-underline-style="none" fo:font-weight="bold" style:letter-kerning="false" style:font-style-asian="normal" style:font-weight-asian="bold"/>
    </style:style>
    <style:style style:name="T8" style:family="text">
      <style:text-properties fo:color="#000000" style:font-name="Times New Roman" fo:language="ru" fo:country="RU" style:language-asian="ru" style:country-asian="RU" style:font-name-complex="Times New Roman2" style:language-complex="ar" style:country-complex="SA"/>
    </style:style>
    <style:style style:name="T9" style:family="text">
      <style:text-properties fo:color="#000000" style:font-name="Wingdings" fo:language="ru" fo:country="RU" fo:font-style="normal" style:text-underline-style="none" fo:font-weight="normal" style:letter-kerning="false" style:font-style-asian="normal" style:font-weight-asian="normal"/>
    </style:style>
    <style:style style:name="T10" style:family="text">
      <style:text-properties fo:color="#7030a0" style:font-name="Times New Roman CYR" style:font-name-complex="Times New Roman CYR2"/>
    </style:style>
    <style:style style:name="T11" style:family="text">
      <style:text-properties style:font-name="Times New Roman"/>
    </style:style>
    <style:style style:name="T12" style:family="text">
      <style:text-properties style:font-name="Times New Roman" style:font-name-complex="Times New Roman2"/>
    </style:style>
    <style:style style:name="T13" style:family="text">
      <style:text-properties style:font-name="Times New Roman" style:font-name-complex="Times New Roman2" style:font-style-complex="italic"/>
    </style:style>
    <style:style style:name="T14" style:family="text">
      <style:text-properties style:font-name="Times New Roman" officeooo:rsid="002706b6" style:font-name-complex="Times New Roman2"/>
    </style:style>
    <style:style style:name="T15" style:family="text">
      <style:text-properties style:font-name="Times New Roman" fo:language="en" fo:country="US"/>
    </style:style>
    <style:style style:name="T16" style:family="text">
      <style:text-properties style:font-name="Times New Roman" fo:language="en" fo:country="US" style:font-name-complex="Times New Roman2" style:font-style-complex="italic"/>
    </style:style>
    <style:style style:name="T17" style:family="text">
      <style:text-properties style:font-name="Times New Roman" fo:language="en" fo:country="US" style:font-style-complex="italic"/>
    </style:style>
    <style:style style:name="T18" style:family="text">
      <style:text-properties style:font-name="Times New Roman" fo:language="en" fo:country="US" fo:background-color="#ffff99"/>
    </style:style>
    <style:style style:name="T19" style:family="text">
      <style:text-properties style:font-name="Times New Roman" fo:background-color="#cc66ff" style:font-name-complex="Times New Roman2" style:font-style-complex="italic"/>
    </style:style>
    <style:style style:name="T20" style:family="text">
      <style:text-properties style:font-name="Times New Roman" style:font-style-complex="italic"/>
    </style:style>
    <style:style style:name="T21" style:family="text">
      <style:text-properties style:font-name="Times New Roman" officeooo:rsid="00311828" style:font-style-complex="italic"/>
    </style:style>
    <style:style style:name="T22" style:family="text">
      <style:text-properties style:font-name="Times New Roman" fo:language="fr" fo:country="FR"/>
    </style:style>
    <style:style style:name="T23" style:family="text">
      <style:text-properties style:font-name="Times New Roman" fo:language="fr" fo:country="FR" style:font-style-complex="italic"/>
    </style:style>
    <style:style style:name="T24" style:family="text">
      <style:text-properties style:font-name="Times New Roman" fo:language="fr" fo:country="FR" fo:background-color="#ffff99"/>
    </style:style>
    <style:style style:name="T25" style:family="text">
      <style:text-properties style:font-name="Times New Roman" style:font-weight-complex="bold"/>
    </style:style>
    <style:style style:name="T26" style:family="text">
      <style:text-properties style:font-name="Times New Roman" fo:background-color="#ffff99"/>
    </style:style>
    <style:style style:name="T27" style:family="text">
      <style:text-properties style:font-name="Times New Roman CYR1" style:text-underline-style="none" fo:font-weight="bold" style:font-weight-asian="bold" style:font-name-complex="Times New Roman2" style:font-style-complex="italic"/>
    </style:style>
    <style:style style:name="T28" style:family="text">
      <style:text-properties style:font-name="Times New Roman CYR1" style:text-underline-style="none" style:font-name-complex="Times New Roman2" style:font-style-complex="italic"/>
    </style:style>
    <style:style style:name="T29" style:family="text">
      <style:text-properties style:text-position="super 58%" style:font-name="Times New Roman" fo:language="ru" fo:country="RU" style:language-asian="ru" style:country-asian="RU" style:font-name-complex="Times New Roman2" style:language-complex="ar" style:country-complex="SA" style:font-style-complex="italic"/>
    </style:style>
    <style:style style:name="T30" style:family="text">
      <style:text-properties style:text-position="sub 58%" style:font-name="Times New Roman" style:font-name-complex="Times New Roman2" style:font-style-complex="italic"/>
    </style:style>
    <style:style style:name="T31" style:family="text">
      <style:text-properties fo:background-color="#9900ff"/>
    </style:style>
    <style:style style:name="T32" style:family="text">
      <style:text-properties officeooo:rsid="003a110f" fo:background-color="#9900ff"/>
    </style:style>
    <style:style style:name="T33" style:family="text">
      <style:text-properties officeooo:rsid="0033e648"/>
    </style:style>
    <style:style style:name="T34" style:family="text">
      <style:text-properties fo:background-color="#ffff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Введение</text:p>
      <text:p text:style-name="P48"><text:bookmark text:name="_GoBack"/></text:p>
      <text:p text:style-name="P1">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7"><text:span text:style-name="T1">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text:span><text:soft-page-break/><text:span text:style-name="T1">готовы всерьёз придти на российский рынок, до тех пор, пока не будут сделаны 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span></text:p>
      <text:p text:style-name="P7"><text:span text:style-name="T1">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 </text:span><text:span text:style-name="T10">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 </text:span><text:span text:style-name="T1">Поэтому, например, необходимость анализа и модификации отчётов дочерних компаний при составлении консолидированной отчётности в таких масштабах требует значительных затрат и не может удовлетворять корпорации.</text:span></text:p>
      <text:p text:style-name="P7"><text:span text:style-name="T1">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text:span><text:soft-page-break/><text:span text:style-name="T1">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span></text:p>
      <text:p text:style-name="P7"><text:span text:style-name="T1">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Например, </text:span><text:span text:style-name="T10">в 1996 г. 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text:span><text:span text:style-name="T1">.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span></text:p>
      <text:p text:style-name="P1"/>
      <text:p text:style-name="P45">История развития международных стандартов учета и финансовой отчетности </text:p>
      <text:p text:style-name="P28"><text:span text:style-name="T20">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17">XIII</text:span><text:span text:style-name="T20">-</text:span><text:span text:style-name="T17">XIV</text:span><text:span text:style-name="T20">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28"><text:soft-page-break/><text:span text:style-name="T20">Книга</text:span><text:span text:style-name="T17">, </text:span><text:span text:style-name="T20">которую</text:span><text:span text:style-name="T17"> </text:span><text:span text:style-name="T20">он</text:span><text:span text:style-name="T17"> </text:span><text:span text:style-name="T20">написал</text:span><text:span text:style-name="T17">, </text:span><text:span text:style-name="T20">называлась</text:span><text:span text:style-name="T17"> «Summa de Arithmetica, Geometrica, Pro-portioni et Proportionalita». </text:span><text:span text:style-name="T20">Она появилась в свет в Венеции в 1494 г., всего лишь два года спустя после того, как Колумб ступил на землю Америки. «</text:span><text:span text:style-name="T17">Summa</text:span><text:span text:style-name="T20">» была посвящена главным образом математике, но включала раздел о двойной бухгалтерии, который назывался «</text:span><text:span text:style-name="T17">Particularis</text:span><text:span text:style-name="T20"> </text:span><text:span text:style-name="T17">de</text:span><text:span text:style-name="T20"> </text:span><text:span text:style-name="T17">Computis</text:span><text:span text:style-name="T20"> </text:span><text:span text:style-name="T17">et</text:span><text:span text:style-name="T20"> </text:span><text:span text:style-name="T17">Scripturis</text:span><text:span text:style-name="T20">»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28"><text:span text:style-name="T20">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17">debere</text:span><text:span text:style-name="T20">, т.е. «должен». Термин «кредит» происходит от того же корня, что и </text:span><text:span text:style-name="T17">creed</text:span><text:span text:style-name="T20">, означающее «нечто, чему некто верит». Например, христианское утверждение о вере известно как Вероучение Апостолов (</text:span><text:span text:style-name="T17">Apostles</text:span><text:span text:style-name="T20">' </text:span><text:span text:style-name="T17">Creed</text:span><text:span text:style-name="T20">). Этот термин также обозначает людей, дающих взаймы, – кредиторов, которые полагаются на веру должника.</text:span></text:p>
      <text:p text:style-name="P23">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text:p>
      <text:p text:style-name="P28"><text:span text:style-name="T20">За последние 25 лет роль транснациональных компаний (ТНК) претерпела серьезные изменения. Сейчас они занимают доминирующее </text:span><text:soft-page-break/><text:span text:style-name="T20">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span></text:p>
      <text:p text:style-name="P23">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text:p>
      <text:p text:style-name="P23">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28"><text:span text:style-name="T20">Принято сопоставлять национальные правила учета с теми, что действуют в США (</text:span><text:span text:style-name="T17">US</text:span><text:span text:style-name="T20"> </text:span><text:span text:style-name="T17">GAAP</text:span><text:span text:style-name="T20">). Но из этой привычки не следует делать вывод, </text:span><text:soft-page-break/><text:span text:style-name="T20">что правила учета в США лучше во всех или хоть в каком-то отношении. Это, в частности, подтверждается скандалом с американской компанией </text:span><text:span text:style-name="T17">Enron</text:span><text:span text:style-name="T20">,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28"><text:span text:style-name="T20">Пока МСФО не будут одобрены американской Комиссией по ценным бумагам и биржам (</text:span><text:span text:style-name="T17">Security</text:span><text:span text:style-name="T20"> </text:span><text:span text:style-name="T17">Exchange</text:span><text:span text:style-name="T20"> </text:span><text:span text:style-name="T17">Commission</text:span><text:span text:style-name="T20">, </text:span><text:span text:style-name="T17">SEC</text:span><text:span text:style-name="T20">),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был подготовлен в соответствии с МСФО.</text:span></text:p>
      <text:p text:style-name="P28"><text:span text:style-name="T20">В большинстве развивающихся стран не созданы национальные стандарты учета. Поэтому они следуют предписаниям </text:span><text:span text:style-name="T17">GAAP</text:span><text:span text:style-name="T20">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28"><text:span text:style-name="T20">Когда </text:span><text:span text:style-name="T21">российское</text:span><text:span text:style-name="T20">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text:span><text:soft-page-break/><text:span text:style-name="T20">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21">российские</text:span><text:span text:style-name="T20"> компании начали создавать и внедрять процедуры составления отчетности в соответствии с МСФО.</text:span></text:p>
      <text:p text:style-name="P23">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23">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23">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23">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23"><text:soft-page-break/>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23">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23">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text:soft-page-break/>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23">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text:p>
      <text:p text:style-name="P23">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p>
      <text:p text:style-name="P2">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text:soft-page-break/>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1"/>
      <text:p text:style-name="P21">Роль и назначение международных стандартов финансовой отчетности (МСФО). Порядок создания МСФО</text:p>
      <text:p text:style-name="P22">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22">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22">В настоящее время ведется разработка стандартов по трем группам:</text:p>
      <text:p text:style-name="P22">● стандарты бухгалтерской отчетности;</text:p>
      <text:p text:style-name="P22">● стандарты, связанные с имуществом и обязательствами;</text:p>
      <text:p text:style-name="P22">● стандарты, связанные с финансовыми результатами.</text:p>
      <text:p text:style-name="P22">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text:soft-page-break/>отраслям, подотраслям, видам деятельности в соответствии с рекомендациями международных стандартов.</text:p>
      <text:p text:style-name="P22">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22">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22">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22">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p>
      <text:p text:style-name="P22">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text:soft-page-break/>периода; начисления; осторожности в оценке (консерватизма); постоянства существования.</text:p>
      <text:p text:style-name="P22">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22">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text:p>
      <text:p text:style-name="P22">В связи с этим представляется необходимым обратить особое внимание на действующие в международной практике стандарты финансовой отчетности для углубленного понимания процессов реформирования национальной системы бухгалтерского учета в России.</text:p>
      <text:p text:style-name="P22">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22"><text:soft-page-break/>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22">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text:p>
      <text:p text:style-name="P22">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отчетности; гарантировали ее сопоставимость с отчетностью других национальных компаний; достоверность 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22">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22"><text:soft-page-break/>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22">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22">В настоящее время наибольшую известность получил подход к ее решению: - конвергенция. Следует отметить,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text:p>
      <text:p text:style-name="P22"><text:soft-page-break/>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22">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22">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22">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p>
      <text:p text:style-name="P29"><text:span text:style-name="T2">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text:span><text:span text:style-name="T3"> Это позволяет сопоставлять отчеты между </text:span><text:soft-page-break/><text:span text:style-name="T3">фирмами, компаниями, предприятиями во всем мире, получать информацию для внешних пользователей.</text:span></text:p>
      <text:p text:style-name="P20">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20">В настоящее время существуют несколько форм использования странами Международных стандартов финансовой отчетности:</text:p>
      <text:p text:style-name="P20">● применение МСФО в качестве национальных стандартов (Кипр, Кувейт, Латвия, Мальта, Пакистан, Тринидад и Тобаго, Хорватия);</text:p>
      <text:p text:style-name="P20">●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20">●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20">● национальные стандарты основаны на МСФО и обеспечивают дополнительные их разъяснения (Китай, Иран, Словению, Тунис, Филиппины);</text:p>
      <text:p text:style-name="P20">● национальные стандарты основаны на МСФО, однако некоторые стандарты могут быть более детализированы, чем МСФО (Бразилия, Индия, Ирландия, Литва, Мавритания, Мексика, Намибия, Нидерланды, Норвегия, Португалия, Сингапур, Словакия, Турция, Франция, Швейцария, Южная Африка);</text:p>
      <text:p text:style-name="P20">● национальные стандарты основаны на МСФО, за исключением того, что каждый национальный стандарт включает в себя положение, <text:soft-page-break/>сравнивающее национальный стандарт с МСФО (Австралия, Дания, Италия, Новая Зеландия, Швеция).</text:p>
      <text:p text:style-name="P20">Страны ЕС, чьи предприятия выпускают акции, котирующиеся на фондовом рынке, перешли на МСФО с 1 января 2005 г.</text:p>
      <text:p text:style-name="P20">В настоящее время международные стандарты используются в основном крупными российскими компаниями, предприятиями нефтегазового комплекса и банками. <text:span text:style-name="T31">Таких предприятий на конец 2004 г. насчитывается около четырехсот (это в основном ОАО). Банки России отчетность за 9 месяцев 2004 г. сдали в соответствии МСФО. В 2010 г. все предприятия России, включая средний и малый бизнес, перейдут на использование МСФО.</text:span></text:p>
      <text:p text:style-name="P20">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text:p>
      <text:p text:style-name="P4">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достигнута сопоставимость данных финансовой отчетности российских и иностранных компаний.</text:p>
      <text:p text:style-name="P4"/>
      <text:p text:style-name="P4"/>
      <text:p text:style-name="P46"><text:soft-page-break/>Комитет по международным стандартам финансовой отчетности и его деятельность</text:p>
      <text:p text:style-name="P23">Комитет по международным стандартам финансовой отчетности (КМСФО) был организован в 1973 году представителями профессиональных организаций Австралии, Канады, Франции, Германии, Японии, Мексики, Нидерландов, Великобритании, Ирландии и США. В 2000 году до реорганизации КМСФО его членами были 153 профессиональных бухгалтерских и аудиторских ассоциации из 112 стран мира. В настоящее время членство в КМСФО отменено, 14 членов Правления КМСФО представляют Австралию и Новую Зеландию, Великобританию, Германию, Канаду, США, Францию, Южную Африку, Японию. Казахстан представлен в Консультативном совете по стандартам при Правлении КМСФО, наряду с еще 28 странами и пятью международными организациями, такими как Всемирный банк, Международный валютный фонд и др.</text:p>
      <text:p text:style-name="P28"><text:span text:style-name="T20">С момента своего создания КМСФО занимается программой по разработке стандартов учета, получившей широкое признание во всем мире. В 2001 году действовали 34 международных стандарта финансовой отчетности, выпущенных КМСФО. После реорганизации КМСФО в 2001 году новое Правление переименовало стандарты из «Международных стандартов учета» (</text:span><text:span text:style-name="T17">International</text:span><text:span text:style-name="T20"> </text:span><text:span text:style-name="T17">Accounting</text:span><text:span text:style-name="T20"> </text:span><text:span text:style-name="T17">Standards</text:span><text:span text:style-name="T20">) в «Международные стандарты финансовой отчетности» (</text:span><text:span text:style-name="T17">International</text:span><text:span text:style-name="T20"> </text:span><text:span text:style-name="T17">Financial</text:span><text:span text:style-name="T20"> </text:span><text:span text:style-name="T17">Reporting</text:span><text:span text:style-name="T20"> </text:span><text:span text:style-name="T17">Standards</text:span><text:span text:style-name="T20">). Данный факт свидетельствует, в том числе, о расширении поля деятельности КМСФО, который начинает уделять большее внимание вопросам представления в отчетности компаний не только бухгалтерской, но и финансовой информации. В частности, на повестке дня Правления КМСФО стоит проект по так называемому «Докладу менеджмента» (</text:span><text:span text:style-name="T17">Management</text:span><text:span text:style-name="T20"> </text:span><text:span text:style-name="T17">Analysis</text:span><text:span text:style-name="T20">) как части финансовой отчетности, не связанной непосредственно с содержанием бухгалтерской отчетности.</text:span></text:p>
      <text:p text:style-name="P23"><text:soft-page-break/>В мае 2000 г. был принят новый Устав, согласно которому Комитет по международным стандартам финансовой отчетности (КМСФО) был учрежден как независимое юридическое лицо, управляемое 19 Доверенными лицами. В соответствии с данным Уставом, КМСФО в своей деятельности преследует следующие цели:</text:p>
      <text:p text:style-name="P42">а) разработка, в интересах общественности, единой системы высококачественных, понятных и имеющих обязательную силу глобальных стандартов бухгалтерского учета, в соответствии с которыми в финансовой отчетности и прочей финансовой документации должна раскрываться высококачественная, прозрачная и сопоставимая информация с тем, чтобы участники фондовых рынков и другие пользователи могли принимать обоснованные экономические решения;</text:p>
      <text:p text:style-name="P23">б) распространение и обеспечение строгого соблюдения данных стандартов; и</text:p>
      <text:p text:style-name="P23">в) обеспечение максимального сближения (конвергенции) национальных стандартов бухгалтерского учета с Международными стандартами финансовой отчетности исходя из наиболее оптимального решения вопросов бухгалтерского учета и отчетности.</text:p>
      <text:p text:style-name="P23">Перечисленные выше цели Правления КМСФО отличаются от тех, которые были провозглашены КМСФО до его реорганизации и включали разработку единой системы высококачественных стандартов и гармонизацию учетных систем различных стран мира. Новые цели КМСФО, как мы видим, в большей мере, нежели раньше, ориентированы на обеспечение практического применения МСФО (цель (б)) и их конвергенцию с национальными системами учета.</text:p>
      <text:p text:style-name="P28"><text:span text:style-name="T20">Цель максимального сближения национальных стандартов финансовой отчетности с международными в настоящий момент является одной из наиболее важных для Правления КМСФО. При этом, члены Правления </text:span><text:soft-page-break/><text:span text:style-name="T20">неоднократно подчеркивали, что максимальное сближение национальных и международных стандартов не является самоцелью и не может быть достигнуто путем выпуска некоего набора примитивных правил. Так, в Информационном бюллетене Правления КМСФО (</text:span><text:span text:style-name="T17">IASB</text:span><text:span text:style-name="T20"> </text:span><text:span text:style-name="T17">Insight</text:span><text:span text:style-name="T20">) за март 2001 года в статье Председателя Правления Дэвида Твиди «Цель – максимальное сближение» говорится о том, что без активного участия органов, устанавливающих национальные стандарты, невозможно говорить о высококачественных стандартах на международном уровне. Таким образом, только путем кооперации усилий различных стран достижение поставленной цели становится возможным. Очевидно, однако, что национальные организации, устанавливающие стандарты финансовой отчетности, могут иметь различные, а иногда и противоположные, позиции по рассматриваемым вопросам, согласовать которые весьма нелегко.</text:span></text:p>
      <text:p text:style-name="P28"><text:span text:style-name="T20">Следует отметить также,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 Именно поэтому значительное внимание в реализации цели конвергенции Правление КМСФО намерено уделять процессу совместных обсуждений проектов документов КМСФО с организациями, устанавливающими национальные стандарты в различных странах, а также на заседаниях Консультативного совета по стандартам. Этот орган был создан </text:span><text:soft-page-break/><text:span text:style-name="T20">летом 2001 года специально для того, чтобы обеспечить максимальное участие заинтересованных лиц, представляющих различные страны и организации, в процессе подготовки Международных стандартов финансовой отчетности.</text:span></text:p>
      <text:p text:style-name="P28"><text:span text:style-name="T20">Исходя из целей деятельности и после консультаций с Консультативным советом по стандартам, Правление КМСФО сформулировало в 2001 году свой рабочий план, в который включены более 20 проектов, касающихся разработки новых и совершенствования действующих МСФО. Часть из этих вопросов является объектом прямого интереса стран с развивающимся рынком. Так, среди приоритетных вопросов особый интерес представляет проект по первому применению МСФО (</text:span><text:span text:style-name="T17">First</text:span><text:span text:style-name="T20"> </text:span><text:span text:style-name="T17">Application</text:span><text:span text:style-name="T20"> </text:span><text:span text:style-name="T17">of</text:span><text:span text:style-name="T20"> </text:span><text:span text:style-name="T17">IFRS</text:span><text:span text:style-name="T20">). Среди прочего на повестке дня Правления следует выделить вопросы финансовой отчетности в добывающих отраслях, а также на предприятиях малого и среднего бизнеса и предприятиях, действующих в условиях развивающихся рынков.</text:span></text:p>
      <text:p text:style-name="P23">В целом, новые тенденции в развитии МСФО свидетельствуют о переходе этих стандартов в более практическую плоскость. Так, например, ранее считалось, что вопросы обеспечения соблюдения стандартов не входят в сферу деятельности КМСФО. Аналогично, КМСФО не занимался вопросами практических рекомендаций по применению стандартов (единственное исключение – сборники вопросов и ответов по применению МСФО 39 «Финансовые инструменты: признание и оценка»). Теперь же в числе приоритетов Правления – руководство по первому применению МСФО. И, наконец, проведение исследований по выявлению различий между национальными системами отчетности и МСФО в части учета определенных операций и статей (например, в области вознаграждений работникам) также свидетельствует о переходе КМСФО на новый уровень в плане практического применения стандартов.</text:p>
      <text:p text:style-name="P28"><text:soft-page-break/><text:span text:style-name="T20">Переход деятельности КМСФО в более практическую плоскость связан с наметившейся тенденцией к существенному расширению практики применения МСФО: в 2000 году Европейская комиссия выступила с инициативой, одобренной впоследствии Европарламентом, о переходе к 2005 году всех европейских компаний, чьи ценные бумаги обращаются на биржах, к составлению и представлению консолидированной (сводной) отчетности по МСФО. Это означает, что, по крайне мере, 7000 крупнейших европейских компаний будут применять МСФО. Кроме того, в 1999 году Международная организация комиссий по ценным бумагам (</text:span><text:span text:style-name="T17">International</text:span><text:span text:style-name="T20"> </text:span><text:span text:style-name="T17">Organization</text:span><text:span text:style-name="T20"> </text:span><text:span text:style-name="T17">of</text:span><text:span text:style-name="T20"> </text:span><text:span text:style-name="T17">Security</text:span><text:span text:style-name="T20"> </text:span><text:span text:style-name="T17">Commission</text:span><text:span text:style-name="T20">, </text:span><text:span text:style-name="T17">IOSCO</text:span><text:span text:style-name="T20">) рекомендовала МСФО для применения в целях листинга на биржах, что также способствовало существенному укреплению авторитета КМСФО и появлению новых приоритетов в его деятельности.</text:span></text:p>
      <text:p text:style-name="P23">Правление Комитета по международным стандартам финансовой отчетности (Правление КМСФО) в составе четырнадцати человек (двенадцать Членов работают в нем постоянно, а двое – по совместительству) несет исключительную ответственность за разработку стандартов бухгалтерского учета. Процесс разработки Стандарта может состоять из следующих этапов:</text:p>
      <text:p text:style-name="P24">а) в начале проекта Правление КМСФО формирует Подготовительный комитет или консультативную группу для предоставления рекомендаций по спорным вопросам, возникающим в ходе проекта. В течение всего проекта проводятся консультации с Подготовительным комитетом, консультативной группой или Консультативным советом по стандартам;</text:p>
      <text:p text:style-name="P32"><text:span text:style-name="T20">б) в рамках основных проектов Правление КМСФО разрабатывает и представляет на рассмотрение общественности «Проект основных принципов» (</text:span><text:span text:style-name="T17">Draft</text:span><text:span text:style-name="T20"> </text:span><text:span text:style-name="T17">Statement</text:span><text:span text:style-name="T20"> </text:span><text:span text:style-name="T17">of</text:span><text:span text:style-name="T20"> </text:span><text:span text:style-name="T17">Principles</text:span><text:span text:style-name="T20">) или другой документ аналогичного содержания;</text:span></text:p>
      <text:p text:style-name="P32"><text:soft-page-break/><text:span text:style-name="T20">в) после изучения полученных комментариев Правление КМСФО разрабатывает и представляет на рассмотрение общественности «Предварительный вариант стандарта» (</text:span><text:span text:style-name="T17">Exposure</text:span><text:span text:style-name="T20"> </text:span><text:span text:style-name="T17">Draft</text:span><text:span text:style-name="T20">); и</text:span></text:p>
      <text:p text:style-name="P24">г) после изучения полученных комментариев Правление КМСФО выпускает окончательный вариант Стандарта.</text:p>
      <text:p text:style-name="P28"><text:span text:style-name="T20">Одновременно с публикацией Стандарта Правление КМСФО выпускает «Основу для выводов» (</text:span><text:span text:style-name="T17">Basis</text:span><text:span text:style-name="T20"> </text:span><text:span text:style-name="T17">for</text:span><text:span text:style-name="T20"> </text:span><text:span text:style-name="T17">Conclusions</text:span><text:span text:style-name="T20">), где разъясняются причины сделанных выводов и содержится исходная информация, которая может оказаться полезной при практическом применении стандартов КМСФО. Кроме того, Правление КМСФО публикует несовпадающие мнения.</text:span></text:p>
      <text:p text:style-name="P28"><text:span text:style-name="T20">В настоящее время членами Консультативной группы являются такие организации, как Международная федерация ценных бумаг и финансов </text:span><text:span text:style-name="T23">(Federation Internationale des Bourses de Valeurs), </text:span><text:span text:style-name="T20">Международная ассоциация образования и исследований в области бухгалтерского учета </text:span><text:span text:style-name="T23">(International Association for Accounting Education and Research), </text:span><text:span text:style-name="T20">Международные банковские ассоциации </text:span><text:span text:style-name="T23">(International Banking Associations), </text:span><text:span text:style-name="T20">Международная ассоциация адвокатов </text:span><text:span text:style-name="T23">(International Bar Association), </text:span><text:span text:style-name="T20">Международная Торговая Палата </text:span><text:span text:style-name="T23">(International Chamber of Commerce), </text:span><text:span text:style-name="T20">Международная конфедерация свободных профсоюзов </text:span><text:span text:style-name="T23">(International Confederation of Free Trade Unions), </text:span><text:span text:style-name="T20">Всемирная конфедерация труда </text:span><text:span text:style-name="T23">(World Confederation of Labour), </text:span><text:span text:style-name="T20">Международная организация комиссий по ценным бумагам </text:span><text:span text:style-name="T23">(International Organization of Securities Commissions, IOSCO), </text:span><text:span text:style-name="T20">Всемирный Банк </text:span><text:span text:style-name="T23">(The World Bank), </text:span><text:span text:style-name="T20">Европейская Комиссия </text:span><text:span text:style-name="T23">(European Commission), </text:span><text:span text:style-name="T20">Совет по стандартам финансового учета </text:span><text:span text:style-name="T23">(Financial Accounting Standards Board) </text:span><text:span text:style-name="T20">и Подразделение Организации Объединенных Наций по транснациональным корпорациям и инвестициям </text:span><text:span text:style-name="T23">(United Nations Division on Transnational Corporations and Investment). </text:span><text:span text:style-name="T20">Две последние организации выступают в качестве наблюдателей.</text:span></text:p>
      <text:p text:style-name="P23"><text:soft-page-break/>Правление КМСФО дважды в год встречается с Консультативной группой для обсуждения проектов Комитета, его рабочей программы и долгосрочной перспективы развития. Таким образом, Консультативная группа играет важную роль в процессе разработки и принятия международных стандартов бухгалтерского учета.</text:p>
      <text:p text:style-name="P23">Для достижения наибольшей степени приемлемости Международных стандартов финансовой отчетности в условиях их использования на уровне компаний в 1996 г. была основана Интерпретационная комиссия. В нее входят эксперты, являющиеся представителями организаций, составляющих Консультативную группу. Они участвуют в обсуждении и принятии международных учетных стандартов. Работа Интерпретационной комиссии является одним из наиболее приоритетных направлений в развитии КМСФО.</text:p>
      <text:p text:style-name="P23">Разработка Международного стандарта финансовой отчетности ведется в рамках открытого процесса, предусматривающего обсуждение спорных технических вопросов и оценку поступающей информации посредством целого ряда механизмов. В зависимости от характера проекта у заинтересованных сторон имеются следующие возможности для участия в разработке Международных стандартов финансовой отчетности:</text:p>
      <text:p text:style-name="P25">а) <text:tab/>участие в формировании позиции в качестве Члена Консультативного совета по стандартам;</text:p>
      <text:p text:style-name="P25">б) <text:tab/>участие в работе Подготовительного комитета;</text:p>
      <text:p text:style-name="P25">в) <text:tab/>участие в работе других специализированных консультативных групп;</text:p>
      <text:p text:style-name="P25">г) <text:tab/>представление комментариев по Проекту основных принципов или другому документу с аналогичным содержанием;</text:p>
      <text:p text:style-name="P25">д) <text:tab/>представление комментариев по Предварительному варианту стандарта;</text:p>
      <text:p text:style-name="P25"><text:soft-page-break/>е) <text:tab/>участие в открытых слушаниях; и</text:p>
      <text:p text:style-name="P25">ж) <text:tab/>участие в апробации стандартов на практике.</text:p>
      <text:p text:style-name="P23">Правление КМСФО публикует годовой отчет о работе, проделанной за предыдущий год, и приоритетных направлениях деятельности на будущий год. Благодаря данному отчету у заинтересованных сторон появляется возможность высказать свои комментарии.</text:p>
      <text:p text:style-name="P23">Пользователям финансовой информации (например, банкирам и инвесторам) трудно принимать рациональные решения, когда компании руководствуются различными стандартами учета. В результате акции этих компаний не котируются на рынке ценных бумаг, что приводит к занижению рейтинга компании, а, следовательно, и их стоимости. В настоящее время международные рынки представляют широкие возможности для развития компаний. За пределами своей страны компании находят рынки сбыта и капитал для финансирования своей деятельности. Очевидно также, что на фондовом рынке транснациональные компании выходят победителями, оставляя далеко позади себя компании, функционирующие на внутреннем рынке.</text:p>
      <text:p text:style-name="P23">Многообразие стандартов учета приводит к росту издержек на предоставление финансовой отчетности и создает другие проблемы. Вполне возможно, что в то время как стандарты учета одной страны предписывают признать прибыль, стандарты другой страны предписывают отложить признание полученных доходов. В результате финансовая отчетность может не соответствовать стандартам, принятым в одной из стран.</text:p>
      <text:p text:style-name="P28"><text:span text:style-name="T20">С подобной проблемой столкнулась германская компания </text:span><text:span text:style-name="T17">Daimler</text:span><text:span text:style-name="T20">-</text:span><text:span text:style-name="T17">Benz</text:span><text:span text:style-name="T20"> </text:span><text:span text:style-name="T17">AG</text:span><text:span text:style-name="T20">, которая в конце 1993 года вынуждена была признать убыток в размере 1 млрд. долларов согласно стандартам </text:span><text:span text:style-name="T17">US</text:span><text:span text:style-name="T20"> </text:span><text:span text:style-name="T17">GAAP</text:span><text:span text:style-name="T20">, в то время как в соответствии с национальным законодательством Германии ее прибыль составила примерно 370 млн. долларов.</text:span></text:p>
      <text:p text:style-name="P23"><text:soft-page-break/>В связи с этим конвергенция МСФО с национальными стандартами учета помогла бы пользователям финансовой информации принимать обоснованные экономические решения.</text:p>
      <text:p text:style-name="P23">С позиции тех, кто готовит финансовые отчеты, конвергенция позволит в значительной степени облегчить их работу как в отношении подготовки отчетов по отдельному предприятию, так и по их группе. Широко известен тот факт, что ТНК несут дополнительные издержки при подготовке финансовой отчетности.</text:p>
      <text:p text:style-name="P27">Английская компания, акции которой котируются на Нью-Йоркской фондовой бирже, создала свое представительство в <text:span text:style-name="T33">России</text:span>. <text:span text:style-name="T33">Российское</text:span> отделение этой компании должно подготовить следующие виды отчетов:</text:p>
      <text:list xml:id="list7996941048399255482" text:style-name="WWNum29">
        <text:list-item>
          <text:p text:style-name="P56">отчеты, подготовленные в соответствии со стандартами, принятыми в <text:span text:style-name="T33">России</text:span>;</text:p>
        </text:list-item>
        <text:list-item>
          <text:p text:style-name="P66"><text:span text:style-name="T20">отчеты, подготовленные в соответствии со стандартами </text:span><text:span text:style-name="T17">UK</text:span><text:span text:style-name="T20"> </text:span><text:span text:style-name="T17">GAAP</text:span><text:span text:style-name="T20">, принятыми в Великобритании;</text:span></text:p>
        </text:list-item>
        <text:list-item>
          <text:p text:style-name="P66"><text:span text:style-name="T20">отчеты, подготовленные в соответствии со стандартами </text:span><text:span text:style-name="T17">US</text:span><text:span text:style-name="T20"> </text:span><text:span text:style-name="T17">GAAP</text:span><text:span text:style-name="T20">, принятыми в США.</text:span></text:p>
        </text:list-item>
      </text:list>
      <text:p text:style-name="P24">Это означает, что компания несет огромные издержки, связанные не только с подготовкой соответствующих финансовых отчетов, но и с их аудиторской проверкой. Теперь представьте, что эта компания является транснациональной и ведет свой бизнес, скажем, в 50 странах мира. Если в каждой стране существуют свои правила лицензирования хозяйственной деятельности и свои стандарты учета, то издержки компании по предоставлению финансовой отчетности будут, по меньшей мере, значительными.</text:p>
      <text:p text:style-name="P23">Что касается перспективных разработок КМСФО, то они связаны прежде всего с исполнением упомянутого ранее соглашения, заключенного в <text:soft-page-break/>1993 г. с Международной организацией комиссий по ценным бумагам по созданию унифицированного набора стандартов. В соответствии с этим соглашением в 1999 г. выпущен базовый набор стандартов. Предполагается, что эти стандарты будут использоваться вместо национальных при подготовке отчетности в том случае, если компания хочет попасть в листинг какой-нибудь фондовой биржи. Этот документ является ключевым элементом стратегии деятельности КМСФО.</text:p>
      <text:p text:style-name="P23">Успешное завершение работ по формированию базового (для МОКЦБ) набора стандартов, безусловно, будет представлять собой весьма примечательное событие, поскольку к внедрению стандартов будут подключены и ведущие фондовые биржи мира.</text:p>
      <text:p text:style-name="P23">Таким образом, можно сказать, что роль КМСФО в международном бизнесе постоянно возрастает. Это проявляется в различных аспектах. Во-первых, постоянно увеличивается число членов Комитета. Во-вторых, стандарты имеют весьма солидную поддержку со стороны бизнеса, так как крупнейшие транснациональные корпорации уже сейчас составляют отчетность в соответствии с международными стандартами.</text:p>
      <text:p text:style-name="P23">В-третьих, к работе Комитета прямо или косвенно привлекаются другие международные профессиональные организации.</text:p>
      <text:p text:style-name="P63">В-четвертых, изменилось отношение к стандартизации учета, а следовательно, и к работе КМСФО. Причем не только со стороны национальных профессиональных институтов, но и правительственных органов экономически развитых стран, которые в условиях интеграции стали принимать решения о целесообразности использования международных стандартов.</text:p>
      <text:p text:style-name="P52">Понятие международных стандартов финансовой отчетности</text:p>
      <text:p text:style-name="P10"/>
      <text:p text:style-name="P10">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11">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11">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11">Система международных стандартов финансовой отчетности включает совокупность следующих элементов: </text:p>
      <text:p text:style-name="P11">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30"><text:span text:style-name="T8">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text:span><text:soft-page-break/><text:span text:style-name="T8">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span></text:p>
      <text:p text:style-name="P11">К компонентам финансовой отчетности в соответствии с МСФО помимо вышеуказанных форм относятся приложения: учетная политика и примечания. </text:p>
      <text:p text:style-name="P11">Основу подготовки финансовой отчетности составляют два основополагающих допущения - метод начисления и непрерывность деятельности.</text:p>
      <text:p text:style-name="P11">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11">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11">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12"><text:soft-page-break/>-<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12">-<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12">-<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12">-<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11">На практике часто необходим компромисс между качественными характеристиками. </text:p>
      <text:p text:style-name="P11">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11">Стандарты разрабатываются по следующей процедуре:</text:p>
      <text:list xml:id="list9008699271044315003" text:style-name="WWNum4">
        <text:list-item>
          <text:p text:style-name="P64">постановка проблемы Советом по МСФО в первоначальном документе и назначение подготовительного комитета;</text:p>
        </text:list-item>
        <text:list-item>
          <text:p text:style-name="P64">подготовка схемы вопроса подготовительным комитетом после изучения национальной и региональной практики;</text:p>
        </text:list-item>
        <text:list-item>
          <text:p text:style-name="P64"><text:soft-page-break/>подготовка дискуссионного документа или замечаний Совета по МСФО по схеме вопроса;</text:p>
        </text:list-item>
        <text:list-item>
          <text:p text:style-name="P64">разработка проекта основных принципов;</text:p>
        </text:list-item>
        <text:list-item>
          <text:p text:style-name="P64">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64">подготовка проекта МСФО на основе предварительного проекта и результатов обсуждения;</text:p>
        </text:list-item>
        <text:list-item>
          <text:p text:style-name="P64">утверждение Советом по МСФО и публикация МСФО.</text:p>
        </text:list-item>
      </text:list>
      <text:p text:style-name="P11">Каждый стандарт строится по установленной схеме, которая включает:</text:p>
      <text:list xml:id="list171858435688382" text:continue-numbering="true" text:style-name="WWNum4">
        <text:list-item>
          <text:list>
            <text:list-item>
              <text:p text:style-name="P64">цели - основные задачи и ключевые положения стандарта;</text:p>
            </text:list-item>
            <text:list-item>
              <text:p text:style-name="P64">сферу применения;</text:p>
            </text:list-item>
            <text:list-item>
              <text:p text:style-name="P64">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64">раскрытие информации.</text:p>
            </text:list-item>
          </text:list>
        </text:list-item>
      </text:list>
      <text:p text:style-name="P11">Далее приведена сводная таблица всех стандартов, в том числе новых, имеющих обозначение «IFRS» в отличие от прежнего «IAS» (таблица 1.1 <text:span text:style-name="T32">приложения</text:span>).</text:p>
      <text:p text:style-name="P11">3. Интерпретации, разработанные Постоянным комитетом по интерпретациям МСФО (Interpretations of International Accounting Standards).</text:p>
      <text:p text:style-name="P3">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3"/>
      <text:p text:style-name="P13"><text:soft-page-break/>Сущность Международных стандартов финансовой отчетности</text:p>
      <text:p text:style-name="P15">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перехода затронет не только те компании, которые сами должны перейти на МСФО, но и их инвесторов, поставщиков, покупателей и конкурентов. </text:p>
      <text:p text:style-name="P15">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15">В качестве микроэкономических стимулов можно выделить:</text:p>
      <text:p text:style-name="P15">рост рыночной капитализации;</text:p>
      <text:p text:style-name="P15">выход на зарубежные рынки капитала и снижение цены привлекаемого капитала;</text:p>
      <text:p text:style-name="P15">возможность более эффективного использования информации для принятия управленческих решений. </text:p>
      <text:p text:style-name="P15">Среди основных макроэкономических стимулов можно выделить следующие:</text:p>
      <text:p text:style-name="P15">приток иностранных инвестиций в экономику;</text:p>
      <text:p text:style-name="P15"><text:soft-page-break/>большая прозрачность отечественных компаний и, как следствие, улучшение имиджа бизнеса за рубежом;</text:p>
      <text:p text:style-name="P15">более глубокая интеграция экономики страны в мировую хозяйственную систему;</text:p>
      <text:p text:style-name="P15">улучшение качества статистической информации и возможность ее сопоставления.</text:p>
      <text:p text:style-name="P15">Основное преимущество от внедрения МСФО для белорусского бизнеса - выход на зарубежные рынки капитала и снижение цены привлекаемого капитала.</text:p>
      <text:p text:style-name="P5">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5"/>
      <text:p text:style-name="P5"/>
      <text:p text:style-name="P5"/>
      <text:p text:style-name="P5"/>
      <text:p text:style-name="P5"/>
      <text:p text:style-name="P6">2 Аналитическая часть</text:p>
      <text:h text:style-name="P91" text:outline-level="2">2.1 Стандарты, определяющие учетную политику</text:h>
      <text:p text:style-name="P26"/>
      <text:p text:style-name="P40"><text:span text:style-name="T13">В ряду рассматриваемых стандартов приоритетное место занимает </text:span><text:span text:style-name="T12">МСФО 1 «Представление финансовой отчетности». </text:span><text:span text:style-name="T13">Этот стандарт, будучи первым, предопределил структуру и в значительной мере содержание многих других стандартов.</text:span></text:p>
      <text:p text:style-name="P37"><text:soft-page-break/>В этом стандарте приведены основополагающие учетные принципы. Напомним их: непрерывность деятельности, постоянство применения выбранных учетных методов, накопление доходов и затрат, осмотрительность, приоритет содержания перед формой, существенность. Отчеты должны быть ясными и понятными для акционеров, кредиторов и других потребителей.</text:p>
      <text:p text:style-name="P40"><text:span text:style-name="T13">В </text:span><text:span text:style-name="T12">МСФО 8 «Чистая прибыль или убыток за период, фундаментальные ошибки и изменения в учетной политике» </text:span><text:span text:style-name="T13">излагаются принципы построения отчета о доходах, который может также называться отчетом о прибылях и убытках. В отчет включают и так называемые чрезвычайные доходы и потери, выделяют прибыль от обычной деятельности.</text:span></text:p>
      <text:p text:style-name="P37">На суммы, возникающие вследствие ошибок и упущений в предыдущие периоды, как предусмотрено МСФО 8, корректируют доходы текущего отчетного периода либо их показывают отдельно как часть доходов этого периода.</text:p>
      <text:p text:style-name="P37">Изменения в учетную политику могут быть внесены в случаях, когда этого требуют законодательство или орган, утверждающий учетные стандарты, а также когда данные изменения повышают качество отчетности. Результат изменений должен быть оценен в денежном выражении. Положения МСФО 8 по ряду моментов перекликаются с положениями МСФО 1, 10, 12, 14, 16, 21, 23 и 25.</text:p>
      <text:p text:style-name="P40"><text:span text:style-name="T13">В </text:span><text:span text:style-name="T12">МСФО 10 «Условные события и события, происшедшие после отчетной даты» </text:span><text:span text:style-name="T13">рассмотрены неожиданные факты, которые либо произошли, либо могут произойти и существенно повлиять на показатели отчетности.</text:span></text:p>
      <text:p text:style-name="P40"><text:span text:style-name="T12">МСФО 14 «Сегментная отчетность» </text:span><text:span text:style-name="T13">касается транснациональных корпораций, работающих в разных странах и географических регионах, а также производящих различную продукцию и оказывающих несколько видов </text:span><text:soft-page-break/><text:span text:style-name="T13">услуг. В отчетности разграничивают доходы и расходы, материальные и нематериальные активы по отраслям, регионам, рынкам сбыта.</text:span></text:p>
      <text:p text:style-name="P37">Компании, акции которых обращаются на фондовых биржах и которые имеют дочерние предприятия, должны составлять отчеты с описанием деятельности в каждом отраслевом или региональном сегменте с указанием доходов по ним и активов, сегмента в денежном выражении либо в процентах от активов компании, а также принципов ценообразования в каждом сегменте.</text:p>
      <text:p text:style-name="P37">Составляется сводная отчетность по компании в целом.</text:p>
      <text:p text:style-name="P40"><text:span text:style-name="T12">МСФО 24 «Раскрытие информации о связанных сторонах». </text:span><text:span text:style-name="T13">Согласно этому стандарту стороны считаются связанными, когда одна из них способна контролировать другую или оказывать на нее существенное влияние при принятии ею решений по финансовым и оперативным вопросам.</text:span></text:p>
      <text:p text:style-name="P37">При операциях между такими сторонами могут применяться цены, заведомо не выгодные для одной из сторон, либо выплачиваться вознаграждения директорам в завышенном размере, а также предоставляться займы на льготных условиях, что обычно является конфиденциальной информацией. Этот стандарт требует раскрытия таких фактов. Необходимо указывать объем операций между сторонами в денежном выражении и в виде доли, размер неоплаченных обязательств, политику цен и др.</text:p>
      <text:p text:style-name="P40"><text:span text:style-name="T12">МСФО 22 «Объединение компаний» </text:span><text:span text:style-name="T13">посвящен отчетности материнских компаний и дочерних предприятий. Стандартом предусмотрено, что при составлении сводной отчетности активы и обязательства приобретенного предприятия следует оценивать по справедливой цене на дату приобретения. Однако фактическая цена приобретения может отклоняться от справедливой цены. Эта разница составляет цену фирмы – гудвилл, который может быть как положительным, так и отрицательным. Положительный гудвилл </text:span><text:soft-page-break/><text:span text:style-name="T13">амортизируют, отрицательный считают отложенными доходами, списываемыми на прибыль в течение пяти лет.</text:span></text:p>
      <text:p text:style-name="P37">В условную группу стандартов по материальным ценностям и нематериальным активам входят МСФО 2 «Запасы», МСФО 4 «Учет амортизации», МСФО 16 «Основные средства», МСФО 17 «Аренда» и МСФО 22 «Объединение компаний». </text:p>
      <text:p text:style-name="P37">К стандартам, касающимся движения денежных потоков, относятся МСФО 7 «Отчеты о движении денежных средств», МСФО 15 «Информация, отражающая влияние изменения цен», МСФО 21 «Влияние изменений валютных курсов», МСФО 29 «Финансовая отчетность в условиях гиперинфляции» и МСФО 30 «Раскрытие информации в финансовой отчетности банков и аналогичных финансовых институтов».</text:p>
      <text:p text:style-name="P40"><text:span text:style-name="T13">В </text:span><text:span text:style-name="T12">МСФО 7 «Отчеты о движении денежных средств»</text:span><text:span text:style-name="T14">.</text:span><text:span text:style-name="T12"> </text:span><text:span text:style-name="T13">В упрощенном виде показатель денежного потока включает чистую прибыль и амортизацию. Используют термины «чистый денежный поток» и «валовой денежный поток». Для определения первого показателя из рассчитанной суммы вычитают дивиденды, а для определения второго показателя к ранее исчисленной сумме прибавляют подоходный налог, налог с прибыли и имущественный налог. МСФО 7 рекомендует раздельно показывать потоки от операционной (текущей), инвестиционной и финансовой деятельности. Эта рекомендация использована и для составления казахстанского отчета о движении денежных средств (форма № 4).</text:span></text:p>
      <text:p text:style-name="P37">Эквиваленты денежных средств предназначены для удовлетворения краткосрочных денежных обязательств, а не для инвестиций или других целей. Инвестиции классифицируются в качестве денежных эквивалентов, если они имеют короткий срок погашения (три месяца и менее от даты приобретения). Инвестиции в акции других организаций не относятся к денежным эквивалентам, за исключением тех случаев, когда они по своей <text:soft-page-break/>сути идентичны денежным средствам, например, в случае с привилегированными акциями, приобретенными незадолго до даты их погашения и с указанием конкретной даты выкупа. Кроме того, к эквивалентам денежных средств может быть отнесен банковский овердрафт, возможность которого часто предоставляется условиями соглашений с банками.</text:p>
      <text:p text:style-name="P40"><text:span text:style-name="T13">В </text:span><text:span text:style-name="T12">МСФО 15 «Информация, отражающая влияние изменения цен» </text:span><text:span text:style-name="T13">имеются в виду просто колебания цен, а не инфляция, которая раскрывается в МСФО 29.</text:span></text:p>
      <text:p text:style-name="P37">В соответствии с МСФО 15 корректируют оценку недвижимости, товарно-материальных ценностей, сумму продаж, денежных средств и др.</text:p>
      <text:p text:style-name="P40"><text:span text:style-name="T12">МСФО 21 «Влияние изменений валютных курсов» </text:span><text:span text:style-name="T13">рекомендует составлять отчет в отечественной валюте с использованием валютного курса и фиксированием курсовых разниц.</text:span></text:p>
      <text:p text:style-name="P40"><text:span text:style-name="T13">В </text:span><text:span text:style-name="T12">МСФО 29 «Финансовая отчетность в условиях гиперинфляции» </text:span><text:span text:style-name="T13">гиперинфляция определена как рост цен в течение трех лет на 100% и выше, или 26% в год (не выше 1,9% ежемесячно). Для пересчета показателей отчета используется генеральный индекс цен, а при его отсутствии – отношение курса национальной валюты к доллару США или евро.</text:span></text:p>
      <text:p text:style-name="P40"><text:span text:style-name="T13">Согласно положениям </text:span><text:span text:style-name="T12">МСФО 30 «Раскрытие информации в финансовой отчетности банков и аналогичных финансовых институтов» </text:span><text:span text:style-name="T13">предполагается достоверный показ финансового положения банка. Кроме балансовых счетов используются внебалансовые счета. Важное значение придается отражению ликвидности баланса и возможных рисков. Источники привлеченных ресурсов должны сопоставляться со сроками погашения выданных кредитов. Кредитные организации играют важную роль в обеспечении доверия вкладчиков к денежной системе. Отсюда всеобщая заинтересованность в благополучии банков и их финансовой устойчивости. </text:span><text:soft-page-break/><text:span text:style-name="T13">Уместно напомнить слова великого дипломата </text:span><text:span text:style-name="T16">XIX</text:span><text:span text:style-name="T13"> века Ш.М. Талейрана: «Курс национальной валюты обычно опускается вместе с престижем государства».</text:span></text:p>
      <text:p text:style-name="P37">Национальный банк в централизованном порядке контролирует соблюдение местными кредитными организациями законодательства, норм и предписаний и в случае нарушений применяет существенные экономические санкции.</text:p>
      <text:p text:style-name="P37">В этой системе используется непростое понятие «пруденциальные нормы деятельности». Таким нормами считаются: предельные величины рисков, принимаемые банками; нормы создания резервов, обеспечивающих ликвидность банков и покрытие возможных потерь; требования, невыполнение которых может отрицательно повлиять на финансовое положение банков или на возможность реальной оценки их финансовой деятельности, включая требования по ведению бухгалтерского учета и представлению отчетности; требования к представлению информации при регистрации, лицензировании и расширении деятельности банков.</text:p>
      <text:p text:style-name="P37">Содержание понятия «основные средства» раскрыто в МСФО 16. В нем недвижимость, здания и оборудование определены как материальные активы, которые находятся на предприятии для использования в производстве или хранятся в форме запаса товаров и услуг для сдачи в аренду, административных целей и которые предполагаются к использованию на протяжении более одного отчетного периода (как правило, это один год). Стандарт регулирует также первоначальную оценку, начисление износа, определение и пересмотр срока полезного использования единицы материальных активов, возмещение балансовой стоимости, изъятие из обращения.</text:p>
      <text:p text:style-name="P37">Примерами материальных активов, отнесенных к недвижимости, зданиям и оборудованию, являются земля, здания, станки, корабли, самолеты, <text:soft-page-break/>автотранспорт, мебель и приспособления, офисное оборудование. Себестоимость одной такой единицы состоит из покупной цены, включая таможенные пошлины, безвозвратные налоги на покупку, любые затраты, непосредственно связанные с приведением актива в рабочее состояние для его предполагаемого использования, а также любые торговые скидки и льготы при продажах, которые вычитаются при установлении покупной цены.</text:p>
      <text:p text:style-name="P37">В составе прямых затрат названа стоимость подготовки строительной площадки, основная покупная цена и транспортно-заготовительные расходы, затраты на установку, оплата работы специалистов.</text:p>
      <text:p text:style-name="P40"><text:span text:style-name="T13">Пример </text:span><text:span text:style-name="T16">II</text:span><text:span text:style-name="T13">.1. Фирма Б заключила договор с фабрикой на приобретение полиграфического станка по базовой цене поставщика 10 000 дол. США. Скидка поставщика составляет 3% при условии оплаты в течение ближайших 30 календарных дней. По налоговому законодательству покупатель должен заплатить налог 6% от базовой цены производителя с учетом дисконта. Стоимость доставки станка по железной дороге 1000 дол.</text:span></text:p>
      <text:p text:style-name="P37">Тариф за перевозку станка автотранспортом со станции до места расположения фирмы 200 дол. Стоимость монтажа станка определена в размере 518 дол.</text:p>
      <text:p text:style-name="P37">По этим данным первоначальная стоимость приобретения (себестоимость) станка для фирмы Б составит 12 000 дол.</text:p>
      <text:p text:style-name="P37"/>
      <text:p text:style-name="P37">Таблица 2 - Определение первоначальной стоимости станка</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9">Показатели</text:p>
          </table:table-cell>
          <table:table-cell table:style-name="Таблица2.A1" office:value-type="string">
            <text:p text:style-name="P49">Сумма, дол.</text:p>
          </table:table-cell>
        </table:table-row>
        <table:table-row table:style-name="Таблица2.2">
          <table:table-cell table:style-name="Таблица2.A1" office:value-type="string">
            <text:p text:style-name="P49">1 .Базовая покупная цена </text:p>
          </table:table-cell>
          <table:table-cell table:style-name="Таблица2.A1" office:value-type="string">
            <text:p text:style-name="P49">10000 </text:p>
          </table:table-cell>
        </table:table-row>
        <text:soft-page-break/>
        <table:table-row table:style-name="Таблица2.3">
          <table:table-cell table:style-name="Таблица2.A1" office:value-type="string">
            <text:p text:style-name="P49">2. Дисконт (скидка) по оплате в течение установленного срока (3% х 10000 дол. : 100%) </text:p>
          </table:table-cell>
          <table:table-cell table:style-name="Таблица2.A1" office:value-type="string">
            <text:p text:style-name="P49">300 </text:p>
          </table:table-cell>
        </table:table-row>
        <table:table-row table:style-name="Таблица2.2">
          <table:table-cell table:style-name="Таблица2.A1" office:value-type="string">
            <text:p text:style-name="P49">3. Покупная цена с учетом дисконта (п. 1 – п. 2) </text:p>
          </table:table-cell>
          <table:table-cell table:style-name="Таблица2.A1" office:value-type="string">
            <text:p text:style-name="P49">9700 </text:p>
          </table:table-cell>
        </table:table-row>
        <table:table-row table:style-name="Таблица2.2">
          <table:table-cell table:style-name="Таблица2.A1" office:value-type="string">
            <text:p text:style-name="P49">4. Налог на приобретение станка (6% х 9 700 дол. : 100%) </text:p>
          </table:table-cell>
          <table:table-cell table:style-name="Таблица2.A1" office:value-type="string">
            <text:p text:style-name="P49">582 </text:p>
          </table:table-cell>
        </table:table-row>
        <table:table-row table:style-name="Таблица2.6">
          <table:table-cell table:style-name="Таблица2.A1" office:value-type="string">
            <text:p text:style-name="P49">5. Железнодорожный тариф </text:p>
          </table:table-cell>
          <table:table-cell table:style-name="Таблица2.A1" office:value-type="string">
            <text:p text:style-name="P49">1000 </text:p>
          </table:table-cell>
        </table:table-row>
        <table:table-row table:style-name="Таблица2.2">
          <table:table-cell table:style-name="Таблица2.A1" office:value-type="string">
            <text:p text:style-name="P49">6. Доставка автотранспортом </text:p>
          </table:table-cell>
          <table:table-cell table:style-name="Таблица2.A1" office:value-type="string">
            <text:p text:style-name="P49">200 </text:p>
          </table:table-cell>
        </table:table-row>
        <table:table-row table:style-name="Таблица2.2">
          <table:table-cell table:style-name="Таблица2.A1" office:value-type="string">
            <text:p text:style-name="P49">7. Стоимость монтажа </text:p>
          </table:table-cell>
          <table:table-cell table:style-name="Таблица2.A1" office:value-type="string">
            <text:p text:style-name="P49">518 </text:p>
          </table:table-cell>
        </table:table-row>
        <table:table-row table:style-name="Таблица2.9">
          <table:table-cell table:style-name="Таблица2.A1" office:value-type="string">
            <text:p text:style-name="P49">8. Первоначальная стоимость приобретения (себестоимость) станка (п. 3 + л- 4 + п. 5 + п. 6 + п. 7) </text:p>
          </table:table-cell>
          <table:table-cell table:style-name="Таблица2.A1" office:value-type="string">
            <text:p text:style-name="P49">12000 </text:p>
          </table:table-cell>
        </table:table-row>
      </table:table>
      <text:p text:style-name="P37"/>
      <text:p text:style-name="P37">На первоначальную стоимость приобретенного оборудования (12 000 дол.) в бухгалтерии фирмы будет сделана следующая запись:</text:p>
      <text:p text:style-name="P37">Д 2412 «Полиграфическое оборудование» – К 1030 «Расчетный счет».</text:p>
      <text:p text:style-name="P37">На момент приобретения первоначальная стоимость станка включается в состав активов предприятия и отражается в бухгалтерском балансе.</text:p>
      <text:p text:style-name="P40"><text:span text:style-name="T13">Важно, что понесенные фирмой затраты на приобретение оборудования не включаются в себестоимость отчетного периода. Это связано с соблюдением требований такого концептуального учетного принципа, как соответствие затрат и доходов. Предположим, заплатив за станок 12 000 дол., фирма планирует использовать его в своем обороте и извлекать из этого доходы в течение 10 лет. Значит, затраты на станок нужно списывать на себестоимость продукции в течение всего этого периода. На протяжении десятилетней эксплуатации станка по мере его амортизации и износа ежегодно в себестоимость реализованной продукции и на финансовые результаты будут относить </text:span><text:span text:style-name="T29">1</text:span><text:span text:style-name="T13">/</text:span><text:span text:style-name="T30">10</text:span><text:span text:style-name="T13"> первоначальной стоимости. Эта сумма включается в отчет о прибылях (убытках) в виде амортизации, а в итог баланса войдет остаточная стоимость станка.</text:span></text:p>
      <text:p text:style-name="P40"><text:soft-page-break/><text:span text:style-name="T13">Согласно международной практике амортизация (износ) не начисляется лишь на такой вид внеоборотных активов, как земля. Предполагается, что срок эксплуатации земли не может быть лимитирован. Поэтому если для учета схожих по своим характеристикам видов оборудования может применяться какой-то единый синтетический счет (например, счет «Полиграфическое оборудование»), </text:span><text:span text:style-name="T12">учет земли, даже тогда, когда она занята под застройки, всегда ведут на отдельном специальном бухгалтерском счете.</text:span></text:p>
      <text:p text:style-name="P37">В тех случаях, когда здание приобретают по единой цене, включающей помимо стоимости самого здания стоимость земли, у покупателя общую стоимости сделки разделяют между этими двумя объектами учета.</text:p>
      <text:p text:style-name="P37">Пример 2. Центр торговли недвижимостью приобрел дворец спорта вместе с землей за общую договорную цену 300 000 дол. США. Чтобы определить, какую часть этой стоимости следует отнести на дебет счета 139 «Дворец спорта», а какую – на дебет счета 149 «Земля под застройками», необходимо выполнить процедуру распределения единой покупной цены пропорционально оценочной стоимости, как показано в таблице.</text:p>
      <text:p text:style-name="P37">Кроме договорной цены в первоначальную стоимость земли могут включаться расходы, связанные с оформлением сделки купли-продажи (комиссионные посредника, налоги и др.).</text:p>
      <text:p text:style-name="P47">Таблица 3 - Распределение общей покупной стоимости</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9">Объекты</text:p>
          </table:table-cell>
          <table:table-cell table:style-name="Таблица3.A1" office:value-type="string">
            <text:p text:style-name="P49">Оценочная стоимость, дол.</text:p>
          </table:table-cell>
          <table:table-cell table:style-name="Таблица3.A1" office:value-type="string">
            <text:p text:style-name="P49">Пропорция, %</text:p>
          </table:table-cell>
          <table:table-cell table:style-name="Таблица3.A1" office:value-type="string">
            <text:p text:style-name="P49">Договорная</text:p>
            <text:p text:style-name="P49">стоимость, дол.</text:p>
          </table:table-cell>
        </table:table-row>
        <table:table-row table:style-name="Таблица3.2">
          <table:table-cell table:style-name="Таблица3.A1" office:value-type="string">
            <text:p text:style-name="P49">1 . Земля </text:p>
          </table:table-cell>
          <table:table-cell table:style-name="Таблица3.A1" office:value-type="string">
            <text:p text:style-name="P49">150000 </text:p>
          </table:table-cell>
          <table:table-cell table:style-name="Таблица3.A1" office:value-type="string">
            <text:p text:style-name="P49">43 </text:p>
          </table:table-cell>
          <table:table-cell table:style-name="Таблица3.A1" office:value-type="string">
            <text:p text:style-name="P49">129000 </text:p>
          </table:table-cell>
        </table:table-row>
        <table:table-row table:style-name="Таблица3.3">
          <table:table-cell table:style-name="Таблица3.A1" office:value-type="string">
            <text:p text:style-name="P49">2. Дворец спорта </text:p>
          </table:table-cell>
          <table:table-cell table:style-name="Таблица3.A1" office:value-type="string">
            <text:p text:style-name="P49">200 000 </text:p>
          </table:table-cell>
          <table:table-cell table:style-name="Таблица3.A1" office:value-type="string">
            <text:p text:style-name="P49">57 </text:p>
          </table:table-cell>
          <table:table-cell table:style-name="Таблица3.A1" office:value-type="string">
            <text:p text:style-name="P49">171 000 </text:p>
          </table:table-cell>
        </table:table-row>
        <table:table-row table:style-name="Таблица3.4">
          <table:table-cell table:style-name="Таблица3.A1" office:value-type="string">
            <text:p text:style-name="P49">3. Итого единая стоимость</text:p>
          </table:table-cell>
          <table:table-cell table:style-name="Таблица3.A1" office:value-type="string">
            <text:p text:style-name="P49">350 000 </text:p>
          </table:table-cell>
          <table:table-cell table:style-name="Таблица3.A1" office:value-type="string">
            <text:p text:style-name="P49">100 </text:p>
          </table:table-cell>
          <table:table-cell table:style-name="Таблица3.A1" office:value-type="string">
            <text:p text:style-name="P49">300 000 </text:p>
          </table:table-cell>
        </table:table-row>
      </table:table>
      <text:p text:style-name="P37"/>
      <text:p text:style-name="P44"><text:soft-page-break/>Если владелец земли осуществил работы по улучшению ее плодородия (ирригационные каналы, дренаж и др.), прокладывает коммуникации, сажает кустарник, то для учета этих объектов открывают отдельные синтетические счета.</text:p>
      <text:p text:style-name="P34"><text:span text:style-name="T34">За рубежом расчет амортизации трактуется как процесс систематического распределения первоначальной стоимости внеоборотных активов на затраты по периодам эксплуатации, а не как измерение их текущей рыночной стоимости на дату составления баланса.</text:span> Фактическая рыночная стоимость внеоборотных активов может существенно отличаться от отражаемой в балансе учетной (остаточной) стоимости.</text:p>
      <text:p text:style-name="P34">Приводимая в балансе остаточная стоимость внеоборотных активов характеризует ту часть их стоимости, которая должна быть списана на затраты в будущем. Сумма, отражаемая в балансе по кредиту счета 172 «Накопленная амортизация», показывает долю первоначальной стоимости внеоборотных активов, которая уже отнесена на затраты предприятия и включена в себестоимость продукции.</text:p>
      <text:p text:style-name="P34">Амортизация существенно отличается от других статей затрат с точки зрения места и роли в кругообороте средств и денежных потоках предприятия. Приобретение внеоборотных активов представляет собой как бы предоплату на несколько лет вперед расходов, которые предприятие неизбежно должно нести, чтобы использовать в своем обороте средства труда. В свою очередь, являясь частью первоначальной стоимости внеоборотных активов, амортизация возвращается на предприятие как элемент увеличения денежного потока через выручку в счет возмещения ранее понесенных расходов на покупку этих активов. С точки зрения зарубежной теории учета накопленная амортизация не является неким фондом накопления денежных средств для замены устаревших внеоборотных активов. Она рассматривается не как один из видов активов предприятия, а <text:soft-page-break/>как уже отнесенная на затраты часть первоначальной стоимости приобретенных ранее долгосрочно используемых внеоборотных активов.</text:p>
      <text:p text:style-name="P40"><text:span text:style-name="T11">В зарубежной практике используется несколько методов амортизации внеоборотных активов. Их подразделяют на две группы: </text:span><text:span text:style-name="T25">традиционные методы и методы ускоренной амортизации. </text:span><text:span text:style-name="T11">К первым относят линейный метод и метод, основанный на учете производительности оборудования. Ускоренная амортизация исчисляется по методу суммы чисел лет и методу фиксированной удвоенной нормы амортизации. </text:span></text:p>
      <text:p text:style-name="P34">Особенность зарубежной практики состоит в том, что предприятия могут использовать различные методы расчета амортизации по разным видам активов. Более того, для определения суммы амортизации, включаемой в себестоимость, отчет о прибылях и убытках и в налоговые платежи, часто применяют неодинаковые методы. Отметим также, что срок службы и остаточная стоимость внеоборотных активов на момент ликвидации оцениваются экспертным путем уже в момент их приобретения.</text:p>
      <text:p text:style-name="P34">В связи с тем что линейный метод, основанный на учете производительности оборудования, и метод по сумме чисел лет уже излагались ранее, приведем пример использования метода фиксированной удвоенной нормы амортизации.</text:p>
      <text:p text:style-name="P34"/>
      <text:p text:style-name="P85">2.2 Представление финансовой отчетности и ее состав</text:p>
      <text:p text:style-name="P34"/>
      <text:p text:style-name="P40"><text:span text:style-name="T11">Целью </text:span><text:span text:style-name="T22">IAS</text:span><text:span text:style-name="T11"> 1 «Представление финансовой отчетности» является раскрытие основных требований к содержанию финансовой отчетности. Эти требования направлены в первую очередь на обеспечение сравнимости информации, содержащейся в финансовых отчетах.</text:span></text:p>
      <text:p text:style-name="P34"><text:soft-page-break/>Организация, применяющая МСФО в первый раз, должна объяснить, как переход на МСФО повлиял на ее объявленное финансовое положение, финансовые результаты деятельности и движение денежных средств. Это делается в ее первой финансовой отчетности, подготовленной в соответствии с МСФО, а также в промежуточной финансовой отчетности за те периоды, которые охватываются первой финансовой отчетностью.</text:p>
      <text:p text:style-name="P34">Если организация не представляла финансовую отчетность за предыдущие периоды, то она должна раскрыть этот факт.</text:p>
      <text:p text:style-name="P34">Требования МСБУ (IAS) 8 относительно раскрытия информации об изменениях в учетной политике, не применяются к первой финансовой отчетности, подготовленной в соответствии с МСФО, за исключением требований для МСБУ (IAS) 32 и МСБУ (IAS) 39.</text:p>
      <text:p text:style-name="P34">Финансовая отчетность – это структурированное представление данных о хозяйственной деятельности и финансовой позиции компании. Главной задачей финансовой отчетности является удовлетворение потребностей широкого круга пользователей в финансовой информации, необходимой для принятия экономических решений. Для выполнения этой задачи финансовая отчетность должна включать данные об активах, обязательствах, собственном капитале, доходах и расходах (включая прибыли и убытки), движении денежных средств. Эти материалы, содержащиеся в приложениях к финансовым отчетам, помогают пользователям в прогнозировании способности предприятия аккумулировать экономические выгоды.</text:p>
      <text:p text:style-name="P34">Полный комплект финансовой отчетности включает:</text:p>
      <text:list xml:id="list5047515751143913103" text:style-name="WWNum14">
        <text:list-item>
          <text:p text:style-name="P86"><text:span text:style-name="T11">бухгалтерский баланс </text:span><text:span text:style-name="T22">(Balance Sheet);</text:span></text:p>
        </text:list-item>
        <text:list-item>
          <text:p text:style-name="P86"><text:span text:style-name="T11">отчет о прибылях и убытках </text:span><text:span text:style-name="T22">(Income Statement);</text:span></text:p>
        </text:list-item>
        <text:list-item>
          <text:p text:style-name="P86"><text:span text:style-name="T11">отчет о движении капитала </text:span><text:span text:style-name="T22">(Charges in Equity Statement);</text:span></text:p>
        </text:list-item>
        <text:list-item>
          <text:p text:style-name="P86"><text:soft-page-break/><text:span text:style-name="T11">отчет о движении денежных средств </text:span><text:span text:style-name="T22">(Cash Flow Statement);</text:span></text:p>
        </text:list-item>
        <text:list-item>
          <text:p text:style-name="P86"><text:span text:style-name="T11">учетная политика и пояснительный материал </text:span><text:span text:style-name="T22">(Accounting Policies).</text:span></text:p>
        </text:list-item>
      </text:list>
      <text:p text:style-name="P40"><text:span text:style-name="T18">I</text:span><text:span text:style-name="T24">AS </text:span><text:span text:style-name="T26">1 раскрывает структуру и содержание каждой из форм отчетности. Здесь следует отметить, что рассматриваемый стандарт был пересмотрен в 1999 г. и вступил в силу в 2000 г.</text:span><text:span text:style-name="T11"> Далее будет раскрыто содержание пересмотренного стандарта во избежание морального устаревания информации.</text:span></text:p>
      <text:p text:style-name="P34">Бухгалтерский баланс должен включать такие показатели, как основные средства, нематериальные активы, денежные средства и их эквиваленты, товарно-материальные средства, дебиторская и кредиторская задолженность, финансовые активы, инвестиции, налог на прибыль и налоговые обязательства, капитал и резервы, доля меньшинства (для консолидирующихся компаний). Дополнительные материалы, раскрывающие содержание перечисленных статей, приводятся в бухгалтерском балансе или в приложениях к финансовой отчетности в соответствии с требованиями МСФО.</text:p>
      <text:p text:style-name="P34">Основная идея составления бухгалтерского баланса, как известно, заключается в раскрытии средств компании и их источников в разрезе основных статей активов и обязательств, а также в сопоставлении данных за отчетный период с данными за предшествующий период.</text:p>
      <text:p text:style-name="P34">Отчет о прибылях и убытках должен включать в себя такую информацию, как: финансовый результат от операционной деятельности, расходы, часть доходов и расходов зависимых и совместных предприятий, расходы по налогам, прибыль или убыток от основной деятельности, непредвиденные доходы или расходы, долю меньшинства (для консолидирующихся компаний) и чистой прибыли или убытка за отчетный период. Дополнительная информация, раскрывающая содержание <text:soft-page-break/>перечисленных статей, приводится в бухгалтерском балансе или в приложениях к финансовой отчетности в соответствии с требованиями МСФО.</text:p>
      <text:p text:style-name="P40"><text:span text:style-name="T11">Для отчета о прибылях и убытках </text:span><text:span text:style-name="T22">IAS </text:span><text:span text:style-name="T11">1 предусматривает две альтернативные формы, одна из которых классифицирует расходы в соответствии с их происхождением, другая - в соответствии с их функциями.</text:span></text:p>
      <text:p text:style-name="P34">Классификация расходов по происхождению означает, что такие статьи, как заработная плата, амортизация и т. д., отражаемые в отчете о прибылях и убытках, представляют собой просто суммы однородных издержек. Классификация расходов по функциям подразумевает их анализ по трем основным статьям себестоимости реализации, коммерческих и управленческих расходов. Такой подход считается наиболее распространенным.</text:p>
      <text:p text:style-name="P34">Основная идея отчета о прибылях и убытках состоит в корректировке полученной в отчетном периоде выручки путем прибавления суммы полученных доходов и вычитания суммы произведенных расходов, что в итоге дает величину чистой прибыли за отчетный период.</text:p>
      <text:p text:style-name="P34">Отчет о движении капитала также является неотъемлемой частью финансовой отчетности. Форма представления данного отчета содержит отдельную информацию по каждому элементу акционерного капитала и резервов (например, акционерный капитал, дополнительная эмиссия, резерв по переоценке ценностей, резерв по курсовым разницам) и строки с перечнем их возможных изменений (например: изменения в учетной политике; изменения, возникающие в результате переоценки основных средств и инвестиций; другие изменения, не отраженные в отчете о прибылях и убытках). Отдельной строкой показываются данные о чистой прибыли за отчетный период, которая является составной частью собственного капитала и формирует итоговые данные о капитале компании.</text:p>
      <text:p text:style-name="P34"><text:soft-page-break/>Основная идея отчета о движении капитала состоит в последовательной корректировке остатка капитала за предыдущий отчетный период (за исключением последствий изменения в учетной политике) путем вычитания начисленных дивидендов и результата переоценки инвестиций и прибавления результата переоценки основных средств, чистой прибыли за отчетный период и дополнительной эмиссии, что дает в итоге величину капитала компании на конец отчетного периода.</text:p>
      <text:p text:style-name="P40"><text:span text:style-name="T11">Содержание отчета о движении денежных средств будет раскрыто при рассмотрении соответствующего стандарта </text:span><text:span text:style-name="T22">IAS </text:span><text:span text:style-name="T11">7.</text:span></text:p>
      <text:p text:style-name="P34">Учетная политика и пояснительный материал отражают основные методологические принципы составления финансовой отчетности, принятые в данной организации.</text:p>
      <text:p text:style-name="P34">В стандарте дан перечень существенной информации, которую необходимо включать в Бухгалтерский баланс и Отчет о прибылях и убытках.</text:p>
      <text:p text:style-name="P34">В отчетах необходимо привести следующие данные: название компании, страна нахождения, дата составления финансовой отчетности и продолжительность отчетного периода, краткое описание характера деятельности компании, ее организационно-правовая форма и валюта, в которой составлена отчетность (для сравнения указываются данные и за предыдущий отчетный период).</text:p>
      <text:p text:style-name="P34">Бухгалтерский баланс должен раскрывать информацию об ограничениях в правах владения активами; гарантиях под обязательства; методах обеспечения пенсионных программ; средствах, предназначенных для будущих капиталовложений.</text:p>
      <text:p text:style-name="P34">Информацию о финансовом положении предприятия представляют в виде баланса. Эта форма отчетности отражает ресурсы и требования на эти ресурсы или же долю участия в них, а также служит индикатором финансовой устойчивости предприятия. Она призвана помочь пользователю в <text:soft-page-break/>оценке способности предприятия выполнять свои обязательства. Ресурсы предприятия относят к его активам; по данным о ресурсах в определенной степени можно судить о его потенциале по генерированию будущих ресурсов. Требования на эти ресурсы называются пассивами, или обязательствами. Разница между активами и пассивами, представляющая собой долю акционеров в общем объеме капитала предприятия, называется собственным капиталом. Имеются два источника этого капитала: средства, предоставляемые акционерами (например, оплаченная часть акционерного капитала), и средства, полученные от деятельности предприятия (например, доход за вычетом выплат акционерам, нереализованные резервы).</text:p>
      <text:p text:style-name="P34">Таким образом, в баланс предприятия включаются следующие элементы:</text:p>
      <text:p text:style-name="P40"><text:span text:style-name="T11">а) </text:span><text:span text:style-name="T25">активы</text:span><text:span text:style-name="T11"> – ресурсы, которые контролируются представляющим отчетность предприятием, возникшие в результате прошлых событий и способные в будущем принести предприятию экономическую выгоду;</text:span></text:p>
      <text:p text:style-name="P40"><text:span text:style-name="T11">б) </text:span><text:span text:style-name="T25">пассивы</text:span><text:span text:style-name="T11"> (</text:span><text:span text:style-name="T25">обязательства</text:span><text:span text:style-name="T11">) – обязанности представляющего отчетность предприятия, которые возникли в результате событий в прошлом и выполнение которых, как ожидается, приведет к выбытию ресурсов, воплощающих экономические выгоды (активов);</text:span></text:p>
      <text:p text:style-name="P40"><text:span text:style-name="T11">в) </text:span><text:span text:style-name="T25">капитал</text:span><text:span text:style-name="T11"> – остаток, получаемый в результате вычета величины обязательств из величины активов представляющего отчетность предприятия. Он может быть разбит на капитал, который предприятие получает от акционеров, и капитал, который оно генерирует за счет своих собственных усилий и распределяет среди акционеров или использует для будущих операций.</text:span></text:p>
      <text:p text:style-name="P34">Кроме того, на практике некоторые объекты, которые не подпадают под определение активов или пассивов и которые не отражаются как часть <text:soft-page-break/>собственного капитала (например, отложенные расходы и отложенные поступления), показывают в балансе отдельно.</text:p>
      <text:p text:style-name="P38">Таким образом, баланс, составленный по требованиям МСФО, в отличие от казахстанского имеет не два элемента, а три, и в пассивах здесь не смешиваются собственные и заемные средства предприятия, что дает больше возможностей для анализа финансовой устойчивости предприятия.</text:p>
      <text:p text:style-name="P34">Рассмотрим вышеназванные элементы баланса более подробно.</text:p>
      <text:p text:style-name="P34">Будущая экономическая выгода, воплощенная в том или ином активе, может быть реализована разными путями. Существуют следующие пути использования активов:</text:p>
      <text:list xml:id="list1054526597272860926" text:style-name="WWNum1">
        <text:list-item>
          <text:p text:style-name="P78">собственно использование – индивидуально или вместе с другими активами – в производстве товаров и услуг, которые будут проданы предприятием;</text:p>
        </text:list-item>
        <text:list-item>
          <text:p text:style-name="P78">обмен на другие активы;</text:p>
        </text:list-item>
        <text:list-item>
          <text:p text:style-name="P78">использование для погашения одного или нескольких обязательств;</text:p>
        </text:list-item>
        <text:list-item>
          <text:p text:style-name="P78">распределение среди акционеров предприятия.</text:p>
        </text:list-item>
      </text:list>
      <text:p text:style-name="P34">Активы включают здания, сооружения и оборудование, финансовый лизинг, инвестиции в дочерние и другие предприятия, долгосрочную дебиторскую задолженность, приобретенные патенты, товарные знаки и аналогичные нематериальные активы, ликвидные ценные бумаги, текущую дебиторскую (коммерческую) задолженность, товарно-материальные запасы, наличные денежные средства и средства на банковских счетах, авансированные расходы.</text:p>
      <text:p text:style-name="P34">Активы возникают в результате событий прошлых периодов, которые могут представлять собой операции, связанные или не связанные с <text:soft-page-break/>использованием наличных средств. Активы могут приобретаться, обмениваться на другие активы, генерироваться или предоставляться в виде дотаций, субсидий.</text:p>
      <text:p text:style-name="P34">Активы учитываются, когда имеется достаточная уверенность в том, что экономическая выгода, воплощенная в них, будет получена предприятием, а также когда они отвечают требованиям, предъявляемым к учетной единице (см. выше). Недостаточно одного лишь осуществления тех или иных затрат. Необходимо еще наличие достаточной уверенности в том, что эти затраты принесут в будущем экономическую выгоду. При отсутствии такой уверенности затраты рассматриваются как расходы, а не как активы (в соответствии с концепцией осмотрительности).</text:p>
      <text:p text:style-name="P34">В ряде стран нематериальные активы, такие, как концессии, патенты, лицензии, торговые марки и аналогичные права и активы, могут фиксироваться в балансе лишь в том случае, если при приобретении за них было предоставлено имеющее денежную стоимость удовлетворение. В некоторых странах разрешается отражать активы в балансе лишь в том случае, если представляющее отчетность предприятие является законным владельцем.</text:p>
      <text:p text:style-name="P34">Урегулирование обязательств может осуществляться несколькими способами, как-то:</text:p>
      <text:list xml:id="list9081086273154095190" text:style-name="WWNum2">
        <text:list-item>
          <text:p text:style-name="P79">выплата наличными;</text:p>
        </text:list-item>
        <text:list-item>
          <text:p text:style-name="P79">передача активов;</text:p>
        </text:list-item>
        <text:list-item>
          <text:p text:style-name="P79">предоставление услуг;</text:p>
        </text:list-item>
        <text:list-item>
          <text:p text:style-name="P79">замена данного обязательства другим обязательством;</text:p>
        </text:list-item>
        <text:list-item>
          <text:p text:style-name="P79">обращение обязательства в капитал предприятия.</text:p>
        </text:list-item>
      </text:list>
      <text:p text:style-name="P34"><text:soft-page-break/>В обязательства включаются долгосрочные займы и долговые обязательства, краткосрочные займы и банковские овердрафты (отрицательные остатки на расчетном счете предприятия), счета к оплате, резервы предполагаемых ассигнований, планы пенсионных выплат и аналогичные финансовые обязательства. Пассивы согласно МСФО охватывают как обязательства, денежная сумма которых может быть точно установлена, так и обязательства, по которым это сделать невозможно. Поэтому в пассивы входят элементы, которые в некоторых странах обычно называются резервами предполагаемых ассигнований.</text:p>
      <text:p text:style-name="P40"><text:span text:style-name="T11">Под </text:span><text:span text:style-name="T25">резервами предполагаемых ассигнований</text:span><text:span text:style-name="T11"> понимаются пассивы, сумму которых невозможно с точностью определить или в факте возникновения которых нет уверенности (например, резервы по сомнительным долгам). В некоторых странах не разрешается использовать резервы предполагаемых ассигнований для корректировки стоимости активов (например, использование счета резервов по сомнительным долгам в качестве контрактивного). В других же странах (в основном с англо-американской моделью учета) такая практика общепринята. Резервы предполагаемых ассигнований следует отличать от резервов на случай непредвиденных расходов, представляющих собой суммы, зарезервированные из собственного капитала для использования в будущем для погашения обязательств, которые могут возникнуть в результате вероятных или возможных событий (например, уход рабочих в отпуск).</text:span></text:p>
      <text:p text:style-name="P34">Пассивы учитываются, когда имеется достаточная уверенность в том, что в результате урегулирования конкретного обязательства в будущем произойдет уменьшение экономической выгоды, и когда они отвечают другим требованиям, предъявляемым к подлежащей учету единице; при этом оценка пассивов не должна преуменьшаться (концепция осмотрительности).</text:p>
      <text:p text:style-name="P34">Капитал определен выше как остаток от вычитания величины обязательств из величины активов представляющего отчетность предприятия. <text:soft-page-break/>Эта сумма обычно отличается от совокупной стоимости акций предприятия на фондовом рынке или от суммы, которая может быть получена в результате продажи данной компании как действующего предприятия либо продажи ее чистых активов по частям.</text:p>
      <text:p text:style-name="P34">Более глубокому пониманию сути капитала способствует его разделение:</text:p>
      <text:p text:style-name="P34">а) на капитал, который представляющее отчетность предприятие получает от акционеров;</text:p>
      <text:p text:style-name="P34">б) капитал, который оно генерирует за счет собственных усилий (прибыль).</text:p>
      <text:p text:style-name="P34">Вопросы, связанные с капиталом, регулируются во многих странах на основании значительного числа юридических требований, многие их которых влияют на разбивку капитала на средства, которые могут быть распределены, и средства, распределение которых возможно лишь при соблюдении определенных условий.</text:p>
      <text:p text:style-name="P34">В законодательных актах или уставе акционерного предприятия определяется необходимость создания официальных или нормативных резервов, цель который состоит в обеспечении определенной защиты от будущих убытков.</text:p>
      <text:p text:style-name="P34">Режим, применяемый к учету оплаченной части акционерного капитала, в разных странах неодинаков. В некоторых странах <text:span text:style-name="T33">в</text:span>се суммы, оплаченные акционерами, классифицируются как оплаченная часть акционерного капитала без дальнейшей разбивки на более мелкие категории. В других же странах оплаченная часть акционерного капитала подразделяется на два типа: сумма, составляющая номинал акций, предлагаемых для продажи, и сумма, представляющая собой премию к акциям, или дополнительный капитал. В сводных балансах размер <text:soft-page-break/>собственного капитала следует указывать отдельно по акционерам головного предприятия и другим акционерам.</text:p>
      <text:p text:style-name="P34">Отчет о прибылях и убытках дает количественную оценку работы предприятия, представление о финансовых результатах его деятельности. Суть заполнения этой формы отчетности заключается в том, чтобы вывести чистый результат операций предприятия в отчетном периоде. Она отражает связанные с работой предприятия изменения, произошедшие в его собственном акционерном капитале за этот период.</text:p>
      <text:p text:style-name="P34">Элементы формы отчетности о результатах деятельности отражают поступление и выбытие финансовых ресурсов, которые способствовали получению конкретного итога за данный период. Поступление называется доходами, а выбытие – расходами. Термины «доходы» и «расходы» используются для описания обычных деловых операций предприятия.</text:p>
      <text:p text:style-name="P34">Включение в форму результатов деятельности доходов и расходов определяется выбором концепций сохранения капитала, о которых говорилось выше.</text:p>
      <text:p text:style-name="P34">Таким образом, форма отчетности о результатах деятельности (отчета о прибылях и убытках) включает следующие элементы:</text:p>
      <text:p text:style-name="P40"><text:span text:style-name="T11">а) </text:span><text:span text:style-name="T25">доходы </text:span><text:span text:style-name="T11">– увеличение экономической выгоды предприятия за отчетный период в форме количественного или качественного роста стоимости активов или уменьшения обязательств, результатом чего является увеличение капитала, но не за счет вкладов учредителей;</text:span></text:p>
      <text:p text:style-name="P40"><text:span text:style-name="T11">б)</text:span><text:span text:style-name="T25"> расходы </text:span><text:span text:style-name="T11">– уменьшение экономической выгоды предприятия за отчетный период в форме количественного или качественного падения стоимости активов или увеличения обязательств, результатом чего является уменьшение капитала, но не за счет выплат учредителям.</text:span></text:p>
      <text:p text:style-name="P34"><text:soft-page-break/>Отчет о прибылях и убытках содержит информацию, касающуюся: продаж; результатов операций; поступлений по процентам и доходов с инвестиций; доли в чистом доходе (убытках) ассоциированных предприятий; прибылей и убытков от неосновной деятельности; расходов на выплату процентов; обесценения, уменьшения стоимости и амортизации; налогов на доходы; необычных (внереализационных) дебетовых и кредитовых статей; расходов в связи с арендой; прибылей или убытков по сделкам в иностранной валюте и по сделкам, связанным с конверсией иностранных валют; объема использованных или проданных товарно-материальных запасов; расходов на рабочую силу; чистого дохода и научно-исследовательских и опытно-конструкторских работ.</text:p>
      <text:p text:style-name="P43">Переоценка активов и обязательств ведет к увеличению или уменьшению капитала предприятия. Однако, несмотря на то, что это увеличение или уменьшение удовлетворяет определениям доходов и расходов, оно не включается в отчет о прибылях и убытках в соответствии с концепциями охранения капитала, которые упоминались выше. Вместо этого такие показатели включаются в состав капитала как корректировки по сохранению капитала, или переоценочные резервы. В настоящее время эта концепция нашла отражение и в казахстанском учете (использование счета 541 «Дополнительный неоплаченный капитал от переоценки основных средств» для отражения переоценки основных средств).</text:p>
      <text:p text:style-name="P43"/>
      <text:p text:style-name="P88">2.3 Отражение в зарубежной финансовой отчетности доходов, расходов и финансового результата предприятия</text:p>
      <text:p text:style-name="P37"/>
      <text:p text:style-name="P40"><text:span text:style-name="T19">Подход к учету доходов и расходов (особенно расходов), заложенный в МСФО, не такой жесткий, как это принято в Казахстане.</text:span><text:span text:style-name="T13"> Очевидно, отечественные стандарты несут на себе печать информационных интересов </text:span><text:soft-page-break/><text:span text:style-name="T13">государства и налоговых органов. В международных же стандартах акцент сделан в первую очередь на информационных потребностях инвесторов, которым не так важна сумма расходов, понесенных предприятием,– главное, чтобы эти расходы были правильно классифицированы по сути (например, чтобы операционные расходы не были включены в себестоимость реализации). При этом, кстати, согласно концепции осмотрительности инвесторы не должны быть введены в заблуждение неоправданно низкой суммой расходов. Все это проверяют аудиторские фирмы. Фактически предприятия сами заинтересованы в том, чтобы показать инвесторам высокую прибыль.</text:span></text:p>
      <text:p text:style-name="P40"><text:span text:style-name="T13">Вообще говоря, концептуальные вопросы, связанные с учетом доходов и расходов, представлены не в самих международных стандартах, а в Основах подготовки и представления финансовой отчетности (</text:span><text:span text:style-name="T16">Framework</text:span><text:span text:style-name="T13"> </text:span><text:span text:style-name="T16">for</text:span><text:span text:style-name="T13"> </text:span><text:span text:style-name="T16">the</text:span><text:span text:style-name="T13"> </text:span><text:span text:style-name="T16">preparation</text:span><text:span text:style-name="T13"> </text:span><text:span text:style-name="T16">and</text:span><text:span text:style-name="T13"> </text:span><text:span text:style-name="T16">presentation</text:span><text:span text:style-name="T13"> </text:span><text:span text:style-name="T16">of</text:span><text:span text:style-name="T13"> </text:span><text:span text:style-name="T16">financial</text:span><text:span text:style-name="T13"> </text:span><text:span text:style-name="T16">statements</text:span><text:span text:style-name="T13">), которые являются теоретической базой МСФО.</text:span></text:p>
      <text:p text:style-name="P37">В международных Основах дается более общее определение для всех доходов – «увеличение экономической выгоды в течение отчетного периода в форме притока или качественного улучшения активов либо уменьшения обязательств, что приводит к увеличению капитала, отличному от взносов акционеров».</text:p>
      <text:p text:style-name="P37">При осуществлении измерения и признания дохода каждая операция рассматривается отдельно. Но необходимо выделить два случая, при которых данное суждение не применимо:</text:p>
      <text:p text:style-name="P37">1) если операция связана с другими операциями таким образом, что их коммерческий эффект не может быть определен без ссылки на серию операций в целом, критерии признания могут применяться одновременно к двум или более операциям;</text:p>
      <text:p text:style-name="P37"><text:soft-page-break/>2) если необходимо показать содержание операции, критерии признания необходимо применять к отдельно выделяемым элементам операции.</text:p>
      <text:p text:style-name="P37">11. Применение критериев признания зависит от предмета сделки и от ее характера. Необходимо различать и раскрывать отдельно доход, полученный в результате:</text:p>
      <text:p text:style-name="P37">1) продажи товаров;</text:p>
      <text:p text:style-name="P37">2) предоставления услуг;</text:p>
      <text:p text:style-name="P37">3) использования другими организациями активов компании, приносящих проценты, роялти и дивиденды.</text:p>
      <text:p text:style-name="P40"><text:span text:style-name="T13">К </text:span><text:span text:style-name="T12">финансовым доходам международного отчета о прибылях и убытках </text:span><text:span text:style-name="T13">с точки зрения международной практики методологически более правильно относить такие операционные доходы, как:</text:span></text:p>
      <text:list xml:id="list3043453070512430240" text:style-name="WWNum15">
        <text:list-item>
          <text:p text:style-name="P93">поступления, связанные с участием в уставном капитале других организаций (включая проценты и иные доходы по ценным бумагам);</text:p>
        </text:list-item>
        <text:list-item>
          <text:p text:style-name="P80">прибыль, полученную организацией в результате совместной деятельности (по договору простого товарищества);</text:p>
        </text:list-item>
        <text:list-item>
          <text:p text:style-name="P80">проценты, полученные за предоставление в пользование денежных средств организации, а также проценты за использование банком денежных средств, находящихся на счете организации в этом банке.</text:p>
        </text:list-item>
      </text:list>
      <text:p text:style-name="P34">Все теоретические основы учета расходов приводятся в международных Основах. Скорее всего, это обусловлено тем, что в международной практике первоочередной задачей является правильное определение выручки. Учет расходов представляет больший интерес для налоговых органов, а не для инвесторов. Как уже говорилось, предприятия сами заинтересованы в том, чтобы показать инвесторам максимальную <text:soft-page-break/>прибыль. Занижение расходов с целью увеличения прибыли осуществляется прежде всего путем «замораживания» расходов в виде активов в балансе. Поэтому правильный учет расходов обеспечивается в первую очередь международными стандартами, регулирующими учет различных видов активов. Достоверность величины активов тщательно проверяют аудиторские фирмы.</text:p>
      <text:p text:style-name="P40"><text:span text:style-name="T11">В соответствии с международными стандартами расход должен быть признан </text:span><text:span text:style-name="T25">немедленно </text:span><text:span text:style-name="T11">в отчете о прибылях и убытках, когда произведенные затраты не привели к образованию будущей экономической выгоды или когда какой-либо актив, являющийся воплощением будущей экономической выгоды, частично или полностью перестает удовлетворять требованиям, предъявляемым к активу. Расход также должен быть признан в отчете о прибылях и убытках в тех случаях, когда обязательства понесены без признания актива, например, при возникновении обязательства по гарантийному ремонту.</text:span></text:p>
      <text:p text:style-name="P34">Как уже неоднократно отмечалось, основной целью разработки международных стандартов финансовой отчетности является обеспечение пользователей отчетности (прежде всего инвесторов) наиболее полной информацией о финансовом положении и финансовых результатах предприятия, которая может повлиять на принятие ими определенных экономических решений (например, покупка акций предприятия). Финансовые результаты предприятия, как правило, наиболее интересны инвесторам, поскольку непосредственно влияют на величину дивидендов. В связи с этим в международных стандартах большое внимание уделяется аспектам учета, непосредственно связанным с исчислением конечного финансового результата предприятия. Одним из наиболее важных в этом отношении стандартов является МСФО 8 «Чистая прибыль или убыток за период, фундаментальные ошибки и изменения в учетной политике».</text:p>
      <text:p text:style-name="P40"><text:soft-page-break/><text:span text:style-name="T11">Обычно все статьи доходов и расходов, признанных в отчетном периоде, участвуют в расчете чистой прибыли (убытка) за период. К этим статьям относятся в том числе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расчета чистой прибыли (убытка) за период (например, они будут отнесены на счет нераспределенной прибыли прошлых периодов). В МСФО 8 рассматриваются два таких обстоятельства: </text:span><text:span text:style-name="T25">исправление фундаментальных ошибок</text:span><text:span text:style-name="T11"> и </text:span><text:span text:style-name="T25">влияние изменений в учетной политике</text:span><text:span text:style-name="T11">. Однако прежде, чем перейти к обзору международной практики отражения в отчетности этих статей, целесообразно рассмотреть общие аспекты раскрытия в финансовой отчетности информации о чистой прибыли (убытке)предприятия.</text:span></text:p>
      <text:p text:style-name="P34">В соответствии с МСФО 8 чистая прибыль (убыток) за период состоит из следующих компонентов, каждый из которых требует отдельного раскрытия в финансовой отчетности:</text:p>
      <text:list xml:id="list3299916439119621920" text:style-name="WWNum16">
        <text:list-item>
          <text:p text:style-name="P81">прибыль (убыток) от операционной деятельности;</text:p>
        </text:list-item>
        <text:list-item>
          <text:p text:style-name="P81">чрезвычайные (внереализационные) статьи.</text:p>
        </text:list-item>
      </text:list>
      <text:p text:style-name="P34">Таким образом, МСФО 8 требует четкого разделения в отчетности финансовых результатов от обычной деятельности предприятия и от необычных (внереализационных) операций. В МСФО 8 даны следующие определения.</text:p>
      <text:p text:style-name="P40"><text:span text:style-name="T25">Чрезвычайные</text:span><text:span text:style-name="T11"> </text:span><text:span text:style-name="T25">статьи</text:span><text:span text:style-name="T11"> (</text:span><text:span text:style-name="T15">extraordinary</text:span><text:span text:style-name="T11"> </text:span><text:span text:style-name="T15">items</text:span><text:span text:style-name="T11">) – это доходы или расходы, возникающие в результате событий или операций, которые четко можно отделить от обычной деятельности предприятия и в отношении которых, следовательно, можно предположить, что они не происходят часто или регулярно.</text:span></text:p>
      <text:p text:style-name="P40"><text:soft-page-break/><text:span text:style-name="T25">Обычная</text:span><text:span text:style-name="T11"> </text:span><text:span text:style-name="T25">деятельность</text:span><text:span text:style-name="T11"> (</text:span><text:span text:style-name="T15">ordinary</text:span><text:span text:style-name="T11"> </text:span><text:span text:style-name="T15">activities</text:span><text:span text:style-name="T11">) – это любая деятельность, осуществляемая предприятием как часть своего бизнеса, и такие относящиеся к ней виды деятельности, которые осуществляются впоследствии, присущи или возникают в результате обычной деятельности.</text:span></text:p>
      <text:p text:style-name="P40"><text:span text:style-name="T11">Сущность и сумма каждой чрезвычайной статьи должны быть раскрыты в финансовой отчетности отдельно. Отметим, что возможность четкого отделения события или операции в рамках обычной деятельности предприятия обусловливается прежде всего сущностью события или операции, относящегося к хозяйственной деятельности, обычно осуществляемой предприятием, а не частотой возникновения данного события или совершения данной операции. Таким образом, некоторые события или операции могут быть чрезвычайными для одного предприятия и обычными для другого из-за различий в природе хозяйственной деятельности. Например, убытки, понесенные в результате наводнения, могут быть квалифицированы как чрезвычайная статья для многих предприятий. Однако требования держателей страховых полисов о возмещении этих убытков не могут быть квалифицированы как чрезвычайная статья для страховой компании, осуществляющей страхование подобных рисков.</text:span></text:p>
      <text:p text:style-name="P34">Примерами событий или операций, которые обычно приводят к возникновению чрезвычайных статей для большинства предприятий, могут быть:</text:p>
      <text:list xml:id="list1929729220140235880" text:style-name="WWNum17">
        <text:list-item>
          <text:p text:style-name="P82">экспроприация активов;</text:p>
        </text:list-item>
        <text:list-item>
          <text:p text:style-name="P82">наводнение или другое стихийное бедствие.</text:p>
        </text:list-item>
      </text:list>
      <text:p text:style-name="P34">Раскрытие сущности и суммы каждой чрезвычайной статьи может быть сделано в самой финансовой отчетности. В случае, если отдельные статьи раскрываются в примечаниях к финансовой отчетности, в самой финансовой отчетности раскрывается общая сумма всех чрезвычайных статей.</text:p>
      <text:p text:style-name="P40"><text:soft-page-break/><text:span text:style-name="T11">Даже среди обычных статей доходов и расходов встречаются такие, которые требуют пояснения в примечаниях к финансовой отчетности. Дело в том, что величина этих статей и их сущность могут быть важны для пользователей финансовой отчетности при анализе и прогнозе финансового положения и финансовых результатов предприятия. Среди обстоятельств, которые чаще всего приводят к необходимости </text:span><text:span text:style-name="T25">пояснений в отношении обычных статей доходов и расходов, </text:span><text:span text:style-name="T11">можно назвать следующие:</text:span></text:p>
      <text:list xml:id="list5888398967748714727" text:style-name="WWNum18">
        <text:list-item>
          <text:p text:style-name="P94">списание товарно-материальных запасов до величины чистой реализационной стоимости или списание основных средств до величины суммы покрытия, а также аннулирование таких списаний (в случае прекращения действия обстоятельств, явившихся причиной списания);</text:p>
        </text:list-item>
        <text:list-item>
          <text:p text:style-name="P83">реструктуризация деятельности предприятия и уменьшение резервов, созданных для такой реструктуризации;</text:p>
        </text:list-item>
        <text:list-item>
          <text:p text:style-name="P83">продажа или списание с баланса объектов основных средств;</text:p>
        </text:list-item>
        <text:list-item>
          <text:p text:style-name="P83">продажа (выбытие) долгосрочных инвестиций;</text:p>
        </text:list-item>
        <text:list-item>
          <text:p text:style-name="P83">прекращение каких-либо хозяйственных процессов;</text:p>
        </text:list-item>
        <text:list-item>
          <text:p text:style-name="P83">урегулирование судебных тяжб;</text:p>
        </text:list-item>
        <text:list-item>
          <text:p text:style-name="P83">создание других резервов или проведение прочих корректировок. </text:p>
        </text:list-item>
      </text:list>
      <text:p text:style-name="P41"><text:span text:style-name="T11">Отдельного рассмотрения требует </text:span><text:span text:style-name="T25">прекращение предприятием каких-либо хозяйственных процессов </text:span><text:span text:style-name="T11">(</text:span><text:span text:style-name="T15">discontinuance</text:span><text:span text:style-name="T11"> </text:span><text:span text:style-name="T15">of</text:span><text:span text:style-name="T11"> </text:span><text:span text:style-name="T15">operations</text:span><text:span text:style-name="T11">). Под прекращением хозяйственного процесса понимается продажа или прекращение хозяйственного процесса, который представляет собой отдельную и значительную часть всей хозяйственной деятельности предприятия и в отношении которого можно четко выделить сумму активов и чистой прибыли (убытка). Примером может служить закрытие одного из заводов компании.</text:span></text:p>
      <text:p text:style-name="P35"><text:soft-page-break/>При прекращении хозяйственного процесса предприятие должно обеспечить пользователей финансовой отчетности следующей информацией:</text:p>
      <text:list xml:id="list3734073133154177235" text:style-name="WWNum19">
        <text:list-item>
          <text:p text:style-name="P84">о сущности прекращенного хозяйственного процесса;</text:p>
        </text:list-item>
        <text:list-item>
          <text:p text:style-name="P84">промышленном и географическом сегменте, к которому относится данный хозяйственный процесс (например, американская компания, владеющая заводом по производству подшипников на Тайване, в своей отчетности может отнести его к промышленному сегменту «Производство подшипников» и к географическому сегменту «Тихоокеанский»);</text:p>
        </text:list-item>
        <text:list-item>
          <text:p text:style-name="P84">дате прекращения хозяйственного процесса для целей бухгалтерского учета;</text:p>
        </text:list-item>
        <text:list-item>
          <text:p text:style-name="P84">прибыли или убытки от прекращения и учетной политики, применяемой в отношении измерения этой прибыли или убытка;</text:p>
        </text:list-item>
        <text:list-item>
          <text:p text:style-name="P84">доходе и прибыли (убытке) от операционной (обычной) деятельности, связанной с прекращенным процессом, вместе с соответствующими суммами за каждый предшествующий отчетный период.</text:p>
        </text:list-item>
      </text:list>
      <text:p text:style-name="P44">Финансовый результат от прекращения хозяйственного процесса обычно включается в прибыль (убыток) от операционной деятельности. Однако в редких случаях, когда прекращение хозяйственного процесса является результатом событий или операций, которые можно четко отделить от обычной деятельности предприятия (т.е. предполагается, что они не будут происходить часто или регулярно), доходы или расходы, возникающие в результате прекращения, рассматриваются как чрезвычайные статьи. Например, если дочернее предприятие экспроприировано иностранным правительством, доход (в случае компенсации) или расход, возникший в результате этой экспроприации, может быть признан чрезвычайной статьей. Требования относительно раскрытия информации о прекращении хозяйственных процессов применяются к этой статье в полной мере.</text:p>
      <text:p text:style-name="P34"><text:soft-page-break/>Может возникнуть ситуация, когда на дату разрешения финансовой отчетности к выпуску станет известным, что после даты баланса произошло прекращение какого-либо хозяйственного процесса или оно произойдет в ближайшем будущем. Если такая информация достаточно надежна, к раскрытию данного факта предъявляются те же требования, что и к прекращению хозяйственных процессов до даты баланса.</text:p>
      <text:p text:style-name="P34">Покажем, как должна быть раскрыта в финансовой отчетности информации о чрезвычайных статьях и прекращенных хозяйственных процессах <text:span text:style-name="T34">(табл. 4 и последующие примечания представленные в приложении 2).</text:span></text:p>
      <text:p text:style-name="P40"><text:span text:style-name="T11">Очень важен вопрос раскрытия в отчетности информации об </text:span><text:span text:style-name="T25">изменениях в учетных оценках </text:span><text:span text:style-name="T11">(</text:span><text:span text:style-name="T15">changes</text:span><text:span text:style-name="T11"> </text:span><text:span text:style-name="T15">in</text:span><text:span text:style-name="T11"> </text:span><text:span text:style-name="T15">accounting</text:span><text:span text:style-name="T11"> </text:span><text:span text:style-name="T15">estimates</text:span><text:span text:style-name="T11">). Такие статьи отличаются от изменений в учетной политике (</text:span><text:span text:style-name="T15">changes</text:span><text:span text:style-name="T11"> </text:span><text:span text:style-name="T15">in</text:span><text:span text:style-name="T11"> </text:span><text:span text:style-name="T15">accounting</text:span><text:span text:style-name="T11"> </text:span><text:span text:style-name="T15">policies</text:span><text:span text:style-name="T11">). Учетные оценки сами по себе являются оценками определенных статей финансовой отчетности, которые не могут быть измерены точно, например оценка величины сомнительных долгов. В зарубежном учете такую оценку часто производят путем расчета доли сомнительных долгов в реализации продукции.</text:span></text:p>
      <text:p text:style-name="P40"><text:span text:style-name="T25">Пример 3. </text:span><text:span text:style-name="T11">Реализация за отчетный период составила 600 тыс. дол. За три предыдущих периода общая сумма реализации составила 1700 тыс. дол., а общие потери по сомнительным долгам – 34 тыс. дол.</text:span></text:p>
      <text:p text:style-name="P34">Таким образом, средний процент сомнительных долгов за предыдущие периоды равен 2% от реализации (34 тыс. дол.: 170 тыс. дол.). Следовательно, в отчетном периоде сумма сомнительных долгов может быть оценена на уровне 12 тыс. дол. (600 тыс. дол. х 2%).</text:p>
      <text:p text:style-name="P34">Учетные оценки могут потребоваться также для определения суммы возможного обесценения товарно-материальных запасов или для определения сроков полезного использования основных средств. Процесс оценки должен <text:soft-page-break/>базироваться на наиболее свежей информации. При получении новых данных могут потребоваться изменения в каких-либо оценках. Пересмотр оценок обычно не приводит к образованию чрезвычайных статей и не является существенной ошибкой.</text:p>
      <text:p text:style-name="P34">Иногда бывает трудно отличить изменения в учетной политике от изменений в учетных оценках. В этом случае предполагают, что произошло изменение в учетных оценках и делают соответствующее раскрытие информации.</text:p>
      <text:p text:style-name="P40"><text:span text:style-name="T11">Изменение в учетных оценках может затрагивать только текущий период, а может затрагивать и текущий и будущие периоды. Например, пересмотр способа оценки величины сомнительных долгов влияет только на текущий отчетный период. Перерасчет же срока полезного использования объекта основных средств (в казахстанском учете такие сроки, как правило, не пересматриваются) влияет на расходы по амортизации текущего периода и всех последующих периодов срока полезного использования объекта.</text:span></text:p>
      <text:p text:style-name="P34">Обычно изменения в учетных оценках представляют собой статьи, возникающие в результате операционной деятельности. Однако в некоторых случаях это могут быть чрезвычайные статьи. В любом случае необходимо соблюдать постоянство от периода к периоду в классификации изменений.</text:p>
      <text:p text:style-name="P34">Сущность и сумма изменения в учетных оценках, которое оказывает значительное влияние на чистую прибыль текущего периода или на чистую прибыль будущих периодов должны быть раскрыты. Если не представляется возможным выразить изменение в количественном выражении, этот факт должен быть объяснен.</text:p>
      <text:p text:style-name="P36"/>
      <text:h text:style-name="P92" text:outline-level="2"><text:bookmark-start text:name="_Toc43875407"/>2.4 Исправление существенных ошибок в учете<text:bookmark-end text:name="_Toc43875407"/></text:h>
      <text:p text:style-name="P37"/>
      <text:p text:style-name="P37"><text:soft-page-break/>Как отмечалось в предыдущей главе, обычно все статьи доходов и расходов, признанных в отчетном периоде, участвуют в расчете чистой прибыли (убытка) за период. К этим статьям также относятся чрезвычайные (внереализационные) статьи и влияние изменений в учетных оценках. Однако возможно возникновение обстоятельств, при которых определенные статьи должны исключаться из определения чистой прибыли (убытка) за период (например, относиться на счет нераспределенной прибыли прошлых периодов). Как мы уже говорили, в МСФО 8 «Чистая прибыль или убыток за период, фундаментальные ошибки и изменения в учетной политике» рассматриваются два таких обстоятельства: исправление фундаментальных, т.е. существенных, ошибок и влияние изменений в учетной политике.</text:p>
      <text:p text:style-name="P37">Прежде всего, остановимся на способах исправления существенных ошибок.</text:p>
      <text:p text:style-name="P40"><text:span text:style-name="T13">Ошибки при подготовке финансовой отчетности за один и более отчетных периодов могут быть выявлены в текущем периоде. Это могут быть математические ошибки, ошибки при применении учетной политики, завышение оценок балансовых статей и т.п. Обычно исправление таких ошибок включается в определение чистой прибыли (убытка) за текущий период. В редких случаях ошибка может оказать настолько существенное влияние на финансовую отчетность одного или нескольких предшествующих периодов, что эта финансовая отчетность перестанет обладать на дату выпуска качеством надежности. Подобные ошибки считаются </text:span><text:span text:style-name="T12">существенными. </text:span><text:span text:style-name="T13">Пример существенной ошибки – включение в финансовую отчетность за предыдущий период значительной суммы незавершенного производства и дебиторской задолженности по недействительному контракту, который ни при каких обстоятельствах не может быть исполнен.</text:span></text:p>
      <text:p text:style-name="P37">Исправление существенных ошибок следует отличать от изменений в учетных оценках. Учетные оценки по своей природе являются приблизительными величинами, которые могут быть пересмотрены при <text:soft-page-break/>поступлении дополнительной информации (например, как уже говорилось, согласно международной практике можно оценивать сумму сомнительных долгов и изменение этой оценки нельзя считать исправлением существенной ошибки).</text:p>
      <text:p text:style-name="P37">В МФСО 8 предусматриваются два подхода к исправлению существенных ошибок:</text:p>
      <text:p text:style-name="P37">1) общепринятый;</text:p>
      <text:p text:style-name="P37">2) разрешенный альтернативный.</text:p>
      <text:p text:style-name="P40"><text:span text:style-name="T13">Общепринятый подход. В соответствии с этим подходом сумму исправления существенной ошибки, относящейся к предыдущим периодам, нужно отражать в отчетности текущего периода посредством </text:span><text:span text:style-name="T12">корректировки начального остатка по счету нераспределенной прибыли. </text:span><text:span text:style-name="T13">Сравнительная информация за предыдущие периоды должна быть скорректирована, если только такая корректировка не является невозможной.</text:span></text:p>
      <text:p text:style-name="P37">Другими словами, в соответствии с данным подходом финансовую отчетность за текущий период, включая сравнительную информацию за предыдущие периоды, требуется представлять таким образом, как если бы существенная ошибка была исправлена в периоде ее совершения. Корректировка сравнительной информации не обязательно ведет к необходимости исправления уже выпущенной финансовой отчетности. Однако национальные законы могут требовать этого.</text:p>
      <text:p text:style-name="P37">Предприятие должно раскрыть в отчетности следующую информацию:</text:p>
      <text:list xml:id="list4780742356774758310" text:style-name="WWNum20">
        <text:list-item>
          <text:p text:style-name="P75">величину существенной ошибки;</text:p>
        </text:list-item>
        <text:list-item>
          <text:p text:style-name="P75">сумму корректировки за текущий период и за каждый предшествующий представленный отчетный период;</text:p>
        </text:list-item>
        <text:list-item>
          <text:p text:style-name="P75"><text:soft-page-break/>сумму корректировки, относящуюся к периодам, предшествующим тем, которые были включены в сравнительную информацию;</text:p>
        </text:list-item>
        <text:list-item>
          <text:p text:style-name="P75">факт корректировки сравнительной информации или объяснение невозможности этого.</text:p>
        </text:list-item>
      </text:list>
      <text:p text:style-name="P40"><text:span text:style-name="T13">Разрешенный альтернативный подход. В соответствии с этим подходом сумма исправления существенной ошибки должна быть включена в </text:span><text:span text:style-name="T12">определение чистой прибыли (убытка) за текущий период.</text:span></text:p>
      <text:p text:style-name="P40"><text:span text:style-name="T13">Сравнительная информация должна быть представлена в том виде, в котором она была представлена в финансовой отчетности за соответствующие периоды. Однако предприятию также следует представить дополнительную информацию (если это возможно) о том, как выглядела бы финансовая отчетность, если бы ошибка была исправлена в периоде ее совершения (информация </text:span><text:span text:style-name="T16">pro</text:span><text:span text:style-name="T13"> </text:span><text:span text:style-name="T16">forma</text:span><text:span text:style-name="T13">).</text:span></text:p>
      <text:p text:style-name="P37">В случае применения разрешенного альтернативного подхода предприятие должно раскрыть в отчетности следующую информацию:</text:p>
      <text:list xml:id="list4490397651651664970" text:style-name="WWNum21">
        <text:list-item>
          <text:p text:style-name="P76">величину существенной ошибки;</text:p>
        </text:list-item>
        <text:list-item>
          <text:p text:style-name="P76">сумму корректировки, включенную в определение чистой прибыли (убытка) за текущий период;</text:p>
        </text:list-item>
        <text:list-item text:start-value="1">
          <text:p text:style-name="P87"><text:span text:style-name="T13">сумму корректировки, относящуюся к периодам, за которые представлена информация </text:span><text:span text:style-name="T16">pro</text:span><text:span text:style-name="T13"> </text:span><text:span text:style-name="T16">forma</text:span><text:span text:style-name="T13">, и сумму корректировки, относящуюся к предшествующим периодам, либо объяснение факта невозможности предоставления информации </text:span><text:span text:style-name="T16">pro</text:span><text:span text:style-name="T13"> </text:span><text:span text:style-name="T16">forma</text:span><text:span text:style-name="T13">.</text:span></text:p>
        </text:list-item>
      </text:list>
      <text:p text:style-name="P37">Для иллюстрации применения предприятием обоих подходов воспользуемся примером.</text:p>
      <text:p text:style-name="P37"><text:soft-page-break/>Пример 4. В конце 2006 г. перед составлением баланса компания В обнаружила, что определенные товары, проданные в 2005 г., были ошибочно включены в состав товарно-материальных запасов в балансе на 31 декабря 2005 г. Сумма ошибки составила 6500 тыс. дол. Сумма нераспределенной прибыли в балансе на 1 января 2000 г. составила 20 000 тыс. дол., на 31 декабря 2005 г.– 34 000 тыс. дол.</text:p>
      <text:p text:style-name="P37">Себестоимость реализованных товаров определяется по формуле:</text:p>
      <text:p text:style-name="P37">себестоимость реализации за период = остаток товаров на начало периода + закупки товаров в течение периода – остаток товаров на конец периода (формула периодической инвентаризации).</text:p>
      <text:p text:style-name="P40"><text:span text:style-name="T13">Бухгалтерские записи на счетах в течение 2006 г. характеризуют выручку от реализации в размере 104 000 тыс. дол., себестоимость реализованных товаров в размере 86 500 тыс. дол. (завышенная себестоимость из-за завышения остатка товаров на начало 2006 г. в размере 6500 тыс. дол.) и налог на прибыль к уплате в бюджет в размере 5250 тыс. дол. (заниженный размер налога из-за завышения себестоимости).</text:span></text:p>
      <text:p text:style-name="P37"><text:span text:style-name="T34">Отметим, что в 2005 г. наблюдалась обратная картина: заниженная себестоимость и завышенный размер налога на прибыль,</text:span> т.е. общие величины себестоимости и налога на прибыль к уплате за 2005-й и 2006 г. будут правильными. Для упрощения предположим, что компания В не несет никаких операционных расходов и балансовая прибыль совпадает с налогооблагаемой. Ставка налога на прибыль за 2005 -и и 2006 г. равнялась 30%. Неоткорректированный отчет о прибылях и убытках компании В за 2000 г. выглядел следующим образом:</text:p>
      <text:p text:style-name="P39"/>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50">Выручка от реализации</text:p>
          </table:table-cell>
          <table:table-cell table:style-name="Таблица4.A1" office:value-type="string">
            <text:p text:style-name="P50">73 500</text:p>
          </table:table-cell>
        </table:table-row>
        <table:table-row table:style-name="Таблица4.1">
          <table:table-cell table:style-name="Таблица4.A1" office:value-type="string">
            <text:p text:style-name="P50">Себестоимость реализованных товаров </text:p>
          </table:table-cell>
          <table:table-cell table:style-name="Таблица4.A1" office:value-type="string">
            <text:p text:style-name="P50">(53 500)</text:p>
          </table:table-cell>
        </table:table-row>
        <text:soft-page-break/>
        <table:table-row table:style-name="Таблица4.1">
          <table:table-cell table:style-name="Таблица4.A1" office:value-type="string">
            <text:p text:style-name="P50">Прибыль от операционной деятельности до налогообложения</text:p>
          </table:table-cell>
          <table:table-cell table:style-name="Таблица4.A1" office:value-type="string">
            <text:p text:style-name="P50">20 000</text:p>
          </table:table-cell>
        </table:table-row>
        <table:table-row table:style-name="Таблица4.1">
          <table:table-cell table:style-name="Таблица4.A1" office:value-type="string">
            <text:p text:style-name="P50">Налог на прибыль</text:p>
          </table:table-cell>
          <table:table-cell table:style-name="Таблица4.A1" office:value-type="string">
            <text:p text:style-name="P50">6000</text:p>
          </table:table-cell>
        </table:table-row>
        <table:table-row table:style-name="Таблица4.1">
          <table:table-cell table:style-name="Таблица4.A1" office:value-type="string">
            <text:p text:style-name="P50">Чистая прибыль </text:p>
          </table:table-cell>
          <table:table-cell table:style-name="Таблица4.A1" office:value-type="string">
            <text:p text:style-name="P50">14 000</text:p>
          </table:table-cell>
        </table:table-row>
      </table:table>
      <text:p text:style-name="P9">Составим отчет о прибылях и убытках и отчет о нераспределенной прибыли за 2006-и и 2005 г. с использованием общепринятого и разрешенного альтернативного подходов к исправлению существенного завышения себестоимости реализованных товаров в 2006 г. из-за ошибки, произошедшей в 2005 г. <text:span text:style-name="T31">(приложение 3, табл. 5 и 6)</text:span>.</text:p>
      <text:p text:style-name="P9"/>
      <text:p text:style-name="P14">2. Подготовка финансовой отчетности в соответствии с Международными стандартами финансовой отчетности (МСФО)</text:p>
      <text:p text:style-name="P16"/>
      <text:p text:style-name="P16">1. Как получить услугу &lt;http://as-audit.ru/service/list/msfo2/podgotovka/&gt;;</text:p>
      <text:p text:style-name="P16">. Перечень услуг по МСФО &lt;http://as-audit.ru/service/list/msfo2/podgotovka/&gt;;</text:p>
      <text:p text:style-name="P16">. Информация, необходимая для составления финансовой отчетности в соответствии с МСФО &lt;http://as-audit.ru/service/list/msfo2/podgotovka/&gt;;</text:p>
      <text:p text:style-name="P16">. Принципы подготовки финансовой отчетности в соответствии с МСФО &lt;http://as-audit.ru/service/list/msfo2/podgotovka/&gt;;</text:p>
      <text:p text:style-name="P16">. Способы составления финансовой отчетности в соответствии с МСФО &lt;http://as-audit.ru/service/list/msfo2/podgotovka/&gt;;</text:p>
      <text:p text:style-name="P16">. Участие аудитора в подготовке финансовой отчетности в соответствии с МСФО &lt;http://as-audit.ru/service/list/msfo2/podgotovka/&gt;.</text:p>
      <text:p text:style-name="P16">Шаг 1. Заполнение анкеты и отправление</text:p>
      <text:p text:style-name="P16">Анкета для одиночных компаний &lt;http://as-audit.ru/doc/ind.doc&gt;</text:p>
      <text:p text:style-name="P16"><text:soft-page-break/>Анкета для групп компаний &lt;http://as-audit.ru/doc/grupp.doc&gt;</text:p>
      <text:p text:style-name="P16">Шаг 2. Направление финансового предложения</text:p>
      <text:p text:style-name="P16">Финансовое предложение отправляется в течение 1 рабочего дня с момента получения необходимого комплекта документов.</text:p>
      <text:p text:style-name="P16">Шаг 3. Заключение договора и приступить к работе</text:p>
      <text:p text:style-name="P16">Запросить образец договора &lt;mailto:info@as-audit.ru&gt;</text:p>
      <text:p text:style-name="P16">. Перечень услуг по подготовке финансовой отчетности по Международным стандартам финансовой отчетности:</text:p>
      <text:p text:style-name="P16">. Разработка и реализация индивидуального плана перехода на МСФО;</text:p>
      <text:p text:style-name="P16">. Разработка рекомендаций по совершенствованию учетной политики компании в целях соответствия МСФО, разработка отдельной учетной политики и плана счетов по МСФО;</text:p>
      <text:p text:style-name="P16">. Разработка внутренних положений компании по учету активов, обязательств и хозяйственных операций в соответствии с МСФО;</text:p>
      <text:p text:style-name="P16">. Разработка и внедрение наиболее приемлемого способа подготовки финансовой отчетности по МСФО:</text:p>
      <text:p text:style-name="P16">.1. трансформация российской бухгалтерской отчетности в финансовую отчетность, соответствующую требованиям МСФО;</text:p>
      <text:p text:style-name="P16">.2. методология ведения параллельного учета в соответствии с МСФО с учетом особенностей программного обеспечения, используемого в компании;</text:p>
      <text:p text:style-name="P16">. Разработка консолидационной модели для составления консолидированной финансовой отчетности по МСФО для группы компаний;</text:p>
      <text:p text:style-name="P16">. Разработка и внедрение программного обеспечения для автоматизации процесса подготовки финансовой отчетности в соответствии с МСФО;</text:p>
      <text:p text:style-name="P16"><text:soft-page-break/>. Подготовка финансовой отчетности отдельных компаний и консолидированной финансовой отчетности по МСФО для группы компаний;</text:p>
      <text:p text:style-name="P16">. Защита финансовой отчетности по МСФО перед аудиторами и сопровождение отчетности при работе с инвестиционными банками, кредиторами, инвесторами, рейтинговыми агентствами и другими заинтересованными лицами;</text:p>
      <text:p text:style-name="P16">. Диагностика существующей системы составления финансовой отчетности по МСФО с целью разработки рекомендаций и процедур, направленных на значительное сокращение сроков составления отчетности.</text:p>
      <text:p text:style-name="P16">. Информация, необходимая для составления финансовой отчетности в соответствии с международными стандартами финансовой отчетности</text:p>
      <text:p text:style-name="P16">Для оказания услуг по составлению финансовой отчетности отправной точкой являются:</text:p>
      <text:p text:style-name="P16">. Учетная политика по международным стандартам финансовой отчетности;</text:p>
      <text:p text:style-name="P16">. Проаудированная финансовая отчетность, составленная по российским стандартам бухгалтерского учета;</text:p>
      <text:p text:style-name="P16">. Данные бухгалтерских регистров;</text:p>
      <text:p text:style-name="P16">. Данные управленческого учета.</text:p>
      <text:p text:style-name="P16">. Принципы подготовки финансовой отчетности в соответствии с международными стандартами финансовой отчетности</text:p>
      <text:p text:style-name="P16">Если в максимально сжатой форме сформулировать сущность международных стандартов финансовой отчетности, можно определить, что они базируются на трех главных концепциях:</text:p>
      <text:p text:style-name="P16">• справедливая стоимость, </text:p>
      <text:p text:style-name="P16"><text:soft-page-break/>• приоритет экономического содержания над правовой формой;</text:p>
      <text:p text:style-name="P16">• прозрачность.</text:p>
      <text:p text:style-name="P16">Суть концепции справедливой стоимости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p>
      <text:p text:style-name="P16">Согласно концепции приоритета экономического содержания над правовой формой, не столь важно, какую правовую форму имеет тот или иной факт хозяйственной деятельности. Важно, что он представляет с экономической 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p>
      <text:p text:style-name="P16">В соответствии с концепцией прозрачности в отчетности по международным стандартам финансовой отчетности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text:p>
      <text:p text:style-name="P16">Международные стандарты финансовой отчетности основываются на представлении о том, что бухгалтерский учет ведется для управления финансовыми вложениями и потоками со стороны инвестора, неважно, собственника или кредитора. В этом его главное отличие от традиционного учета, который ведется администратором, действующим в интересах <text:soft-page-break/>собственника для отражения экономической деятельности объекта собственности.</text:p>
      <text:p text:style-name="P16">. Способы составления финансовой отчетности в соответствии с международными стандартами финансовой отчетности</text:p>
      <text:p text:style-name="P16">Существует два способа получения отчетности, соответствующей международным стандартам финансовой отчетности: параллельный учет и трансформация.</text:p>
      <text:p text:style-name="P16">Параллельный учет для российской организации - это ведение двух баз данных: по российским стандартам и по МСФО. Обычно такой учет ведется в специальной программе. При занесении операции проводки попадают как в базу российского учета, так и в базу МСФО.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p>
      <text:p text:style-name="P16">Трансформация - это процесс подготовки отчетов по международным стандартам финансовой отчетности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требует обязательного наличия специализированных программ и может проводиться с использованием электронных таблиц.</text:p>
      <text:p text:style-name="P16">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финансовую отчетность по МСФО путем трансформации.</text:p>
      <text:p text:style-name="P16">. Участие аудитора в подготовке финансовой отчетности в соответствии с международными стандартами финансовой отчетности</text:p>
      <text:p text:style-name="P16"><text:soft-page-break/>Если, по мнению руководства, компания не располагает достаточными трудовыми ресурсами для качественной подготовки отчетности по международным стандартам финансовой отчетности, то можно рассмотреть возможность приглашения для постановки процесса учета специалистов со стороны. Многие организации обращаются в таких случаях к аудиторским фирмам.</text:p>
      <text:p text:style-name="P16">Аудиторы оказывают квалифицированную помощь в решении любых вопросов, связанных с внедрением учета и составлением отчетности по МСФО. Обращаем Ваше внимание,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МСФО и понимания ее результатов целесообразно привлечь российскую аудиторскую компанию.</text:p>
      <text:p text:style-name="P16">Внедряя Международные стандарты финансовой отчетности с помощью аудиторов можно достичь таких эффектов, как: </text:p>
      <text:p text:style-name="P16">• формирование отчетности для внешних пользователей в сжатые сроки с высокой точностью и с минимальными трудозатратами;</text:p>
      <text:p text:style-name="P16">• объективная оценка состояния компании на основании финансовой отчетности и принятие обоснованных управленческих решений.</text:p>
      <text:p text:style-name="P16"><text:soft-page-break/>Следует помнить, что финансовая отчетность признается подготовленной в соответствии с международными стандартами финансовой отчетности, только 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МСФО - к ее подготовке нужно подходить взвешенно и с должным уровнем профессионализма.</text:p>
      <text:p text:style-name="P16"/>
      <text:p text:style-name="P14">.1 Принципы функционирования системы международных стандартов финансовой отчетности и её элементы</text:p>
      <text:p text:style-name="P16"/>
      <text:p text:style-name="P16">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33"><text:span text:style-name="T4">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применяются положения стандарта. В то же время, по мнению </text:span><text:span text:style-name="T5">КМСФО &lt;http://allmsfo.ru/komitet-msfo.html&gt;</text:span><text:span text:style-name="T6">, при разработке будущих и пересмотре </text:span><text:soft-page-break/><text:span text:style-name="T6">существующих стандартов число расхождений будет последовательно уменьшаться.</text:span></text:p>
      <text:p text:style-name="P18">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Принципы относят инвесторов, работников, займодавцев, поставщиков и других торговых кредиторов, покупателей, правительства и их органы, общественность.</text:p>
      <text:p text:style-name="P18">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стандартов были приняты Правлением в апреле 1989 г. и их можно разделить на 2 группы: основополагающие допущения и качественные характеристики информации.</text:p>
      <text:p text:style-name="P18">Элементы отчётности МСФО</text:p>
      <text:p text:style-name="P18">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18">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на него не является основным. Так, например, арендованная собственность <text:soft-page-break/>является активом, если организация будет контролировать выгоды от её использования.</text:p>
      <text:p text:style-name="P18">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33"><text:span text:style-name="T6">Собственный капитал - это оставшаяся доля активов предприятия после вычета всех обязательств</text:span><text:span text:style-name="T7">.</text:span></text:p>
      <text:p text:style-name="P33"><text:span text:style-name="T6">Доходы</text:span><text:span text:style-name="T7"> </text:span><text:span text:style-name="T6">-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выручку, полученную в результате основной (уставной) и неосновной деятельности предприятия.</text:span></text:p>
      <text:p text:style-name="P8"><text:span text:style-name="T28">Расходы</text:span><text:span text:style-name="T27"> </text:span><text:span text:style-name="T28">-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9"/>
      <text:p text:style-name="P19">.2 Основные отличия Российских и международных стандартов финансовой отчетности.</text:p>
      <text:p text:style-name="P17"/>
      <text:p text:style-name="P17"><text:soft-page-break/>За последние годы российская система бухгалтерского учета и отчетности существенно изменилась в соответствии с требованиями международных стандартов финансовой отчетности (МСФО).</text:p>
      <text:p text:style-name="P17">Эти стандарты разрабатываются Комитетом международных Стандартов учета (КМСУ), созданным в 1973 г. в соответствии с соглашением бухгалтерских органов Австралии, Германии, Канады, Мексики, Нидерландов, Франции, Соединенного Королевства Великобритании и Северной Ирландии, Японии и США. Деятельность КМСУ направляется Советом из представителей 13 стран и 4 организаций, проявляющих интерес к финансовой отчетности.</text:p>
      <text:p text:style-name="P17">Задачи КМСУ определены в его составе следующим образом: формулировать и издавать в государственных интересах стандарты учета, подлежащие применению при составлении и представлении финансовой отчетности, стимулировать их принятие во всем мире и наблюдать за их внедрением; работать для совершенствования и гармонизации бухгалтерских инструкций, стандартов и процедур, относящихся к представлению бухгалтерской отчетности.</text:p>
      <text:p text:style-name="P17">Учетная практика в странах с продолжительной историей развития рыночных отношений является отражением потребности в информации лиц, принимающих управленческие решения, и определяется набором правил-стандартов, определяющих методику и технику ведения бухгалтерского учета.</text:p>
      <text:p text:style-name="P17">Так, в США порядок составления отчетности определяется национальными учетными стандартами, которые известны как Общепринятые принципы бухгалтерского учета (Generally Accepted Accounting Principles - GAAP) и имеют рекомендательный характер. В Великобритании основным регулятором в области бухгалтерского учета является Закон о компаниях, в котором отдельный раздел посвящен ведению <text:soft-page-break/>учета и аудита. Во Франции используются два основных документа: Закон о бухгалтерском учете и Декрет о бухгалтерском учете. Что касается методологии учета, то она задается национальным планом счетов. В условиях интеграции и глобализации экономики нестыковка различных систем бухгалтерского учета приводит к необходимости решения проблемы гармонизации бухгалтерского учета. Определенная унификация достигается путем внедрения международных стандартов бухгалтерского учета (International Accounting Standards - IAS). Программа реформирования бухгалтерского учета в России в соответствии с международными стандартами финансовой отчетности была утверждена постановлением Правительства РФ от 6 марта 1998 г. № 283. В ней подчеркивается, что должна быть обеспечена непротиворечивость российской системы бухгалтерского учета общепризнанным в мире подходам к ведению бухгалтерского учета. Для обеспечения реформирования бухгалтерского учета по основным направлениям был разработан ряд национальных стандартов - Положений по бухгалтерскому учету (ПБУ) и утверждены новый План счетов бухгалтерского учета финансово-хозяйственной деятельности организаций и Инструкция по его применению.</text:p>
      <text:p text:style-name="P17">Опора на МСФО становится необходимым условием выхода российских предприятий на фондовый рынок или получения зарубежного финансирования (<text:span text:style-name="T34">см. приказ Минфина РФ от 28 июня 2000 г. № 60н "Методические рекомендации о порядке формирования показателей бухгалтерской отчетности организации"</text:span>). Еще ранее постановлением Правительства РФ от 13 июня 1997 г. № 701 установлено, что реформируемые государственные и муниципальные унитарные предприятия и иные коммерческие организации могут получать государственные гарантии под займы для реализации инвестиционных проектов, если они применяют международные стандарты бухгалтерского учета.</text:p>
      <text:p text:style-name="P17"><text:soft-page-break/>Таким образом, уже сейчас существует группа организаций, которые ведут или планируют вести бухгалтерский учет в соответствии с требованиями МСФО. К этой группе относятся организации, выходящие на международные рынки ценных бумаг, привлекающие иностранных инвесторов, а также филиалы и представительства иностранных организаций. Составление бухгалтерской отчетности по международным стандартам является дополнительной нагрузкой на финансово-бухгалтерскую службу предприятия, поскольку приводит к необходимости параллельно вести два вида учета - в российских и международных стандартах.</text:p>
      <text:p text:style-name="P53"/>
      <text:p text:style-name="P51"/>
      <text:p text:style-name="P19">3. Реформирование бухгалтерского учёта в России: проблемы и перспективы</text:p>
      <text:p text:style-name="P17"/>
      <text:p text:style-name="P17">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text:p>
      <text:p text:style-name="P31"><text:span text:style-name="T6">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Поэтому, необходимо в 2007 году разработать и утвердить комплексную программу по </text:span><text:soft-page-break/><text:span text:style-name="T6">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17">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17">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17">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17">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развития экономики, вовлечение России в комплекс мирохозяйственных связей, участие в международной экономической интеграции. </text:p>
      <text:p text:style-name="P31"><text:span text:style-name="T6">Анализ мирового опыта введения МСФО свидетельствует о ряде важных тенденций: Сближение национальных стандартов с МСФО идёт 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text:span><text:soft-page-break/><text:span text:style-name="T6">независимых профессиональных организаций бухгалтеров. Этот путь доказал свою эффективность и именно на нём следует ждать успеха. </text:span></text:p>
      <text:p text:style-name="P17">Превращение МСФО в практически применяемые во всём мире зависит от их конвергенции с US GAAP и произойдет, когда отчётность, составленная 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17"/>
      <text:p text:style-name="P19">.1 Этапы реформирования бухгалтерского учета в соответствии с международными стандартами финансовой отчетности</text:p>
      <text:p text:style-name="P17"/>
      <text:p text:style-name="P17">Серьёзным барьером на пути распространения МСФО по прежнему остаётся необходимость обучения этим стандартам огромного количества учётных работников, что требует значительных затрат, как материальных, так и времени. Процесс разработки и принятия МСФО, обуславливающих их качество, включает следующие этапы:</text:p>
      <text:p text:style-name="P31"><text:span text:style-name="T9">v<text:tab/></text:span><text:span text:style-name="T6">определяются и анализируются возникающие вопросы, рассматривается возможность применения к ним «Принципов подготовки и составления финансовой отчетности»;</text:span></text:p>
      <text:p text:style-name="P31"><text:span text:style-name="T9">v<text:tab/></text:span><text:span text:style-name="T6">изучаются национальные требования и практика бухгалтерского учета, осуществляется обмен мнениями с национальными органами устанавливающими стандарты учета;</text:span></text:p>
      <text:p text:style-name="P31"><text:span text:style-name="T9">v<text:tab/></text:span><text:span text:style-name="T6">консультативным советом по стандартам выносится решение о включении данной темы в повестку дня СМСФО;</text:span></text:p>
      <text:p text:style-name="P31"><text:span text:style-name="T9">v<text:tab/></text:span><text:span text:style-name="T6">КСС создается консультативная группа для оказания консультативной поддержки СМСФО;</text:span></text:p>
      <text:p text:style-name="P31"><text:soft-page-break/><text:span text:style-name="T9">v<text:tab/></text:span><text:span text:style-name="T6">публикуется Дискуссионный документ (ДД) для всеобщего обсуждения;</text:span></text:p>
      <text:p text:style-name="P31"><text:span text:style-name="T9">v<text:tab/></text:span><text:span text:style-name="T6">публикуется Проект положения (ПП) для всеобщего обсуждения;</text:span></text:p>
      <text:p text:style-name="P31"><text:span text:style-name="T9">v<text:tab/></text:span><text:span text:style-name="T6">рассматриваются все комментарии и мнения полученные в установленный период. При этом установленный период определяется как «обоснованный срок». Ранее комментарии общественности по Проектам положений и Дискуссионным документам составлял, как правило, 120 дней;</text:span></text:p>
      <text:p text:style-name="P31"><text:span text:style-name="T9">v<text:tab/></text:span><text:span text:style-name="T6">как минимум 8 голосами СМСФО осуществляется утверждение стандарта;</text:span></text:p>
      <text:p text:style-name="P17">Исполнением всех этих процедур достигается отточенность принимаемых стандартов, и удовлетворяются информационные интересы большинства пользователей отчетности.</text:p>
      <text:p text:style-name="P17">Помимо СМСФО, в настоящее время, стандартизацией учета занимается также Межправительственная рабочая группа экспертов по международным стандартам в области учета и отчетности при ООН (International Working Group of Experts on international Standards of Accounting and Reporting, ISAR), а так же Рабочая группа по учетным стандартам Организации экономического сотрудничества и развития (Organization for Economic Cooperation and Development Working Group on Accounting Standards, OECD WG). Однако, общепризнанно, что ведущая роль в этом процессе принадлежит IASB.</text:p>
      <text:p text:style-name="P17">Несмотря на то, что принципы учета по международным стандартам уже давно существуют, в мире нет системы национальных стандартов, в которой в полной мере реализованы положения МСФО. Проблема несоответствия моделей бухгалтерского учета не является присущей только России. Она носит глобальный характер.</text:p>
      <text:p text:style-name="P17"><text:soft-page-break/>Даже в регионах находящихся под «англосаксонским» влиянием, несоответствие моделей бухгалтерского учета не позволяют пользователям принимать оптимальные экономические решения.</text:p>
      <text:p text:style-name="P17">МСФО излагают общие, основные принципы составления финансовой отчетности и не содержат конкретной детализации для каждого конкретного обстоятельства, признания или оценки объекта учета. Поэтому международные стандарты рекомендуют опираться на профессиональное суждение, основанное на полной, достоверной и объективной информации.</text:p>
      <text:p text:style-name="P17">Профессиональное суждение - это мнение (заключение) ответственного лица о деталях оценки и признания объекта учета в отчетности. Другими словами, профессиональное суждение представляет собой профессиональную оценку всех объективных факторов, позволяющих принять решение в условиях неопределенности.</text:p>
      <text:p text:style-name="P17">Прогресс в процессе развитии и распространении МСФО очевиден и недалек тот час, когда рынки капитала, инвесторы, государственные и регулирующие органы и прочие пользователи отчетности будут рассматривать как неприемлемые не только какие бы то ни было национальные стандарты, но и любые отступления от МСФО.</text:p>
      <text:p text:style-name="P17">Очевидно, что страны и регионы, не стремящиеся к сближению своих стандартов с МСФО и не участвующие в глобальной унификации, серьезно отстанут от своих конкурентов.</text:p>
      <text:p text:style-name="P17"/>
      <text:p text:style-name="P19">.2 Проблемы и недостатки процедуры перехода на МСФО</text:p>
      <text:p text:style-name="P17"/>
      <text:p text:style-name="P31"><text:span text:style-name="T6">Правила учета и процедуры управления корпорациями отражают исход экономических и политических процессов, а не просто результат адаптации к рынку. Более того, никто еще не сформулировал экономических обоснований </text:span><text:soft-page-break/><text:span text:style-name="T6">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 </text:span></text:p>
      <text:p text:style-name="P17">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 </text:p>
      <text:p text:style-name="P31"><text:span text:style-name="T6">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text:span><text:soft-page-break/><text:span text:style-name="T6">предположить, что останутся ли автомобили в какой-либо стране право- или левосторонними, зависит только от 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 </text:span></text:p>
      <text:p text:style-name="P17">Национальные проблемы GAAP (Generally Accepted Accounting Principles) </text:p>
      <text:p text:style-name="P31"><text:span text:style-name="T6">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text:span><text:soft-page-break/><text:span text:style-name="T6">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согласования (Form 20F) вскрывают, согласно 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span></text:p>
      <text:p text:style-name="P31"><text:span text:style-name="T6">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text:span><text:soft-page-break/><text:span text:style-name="T6">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text:span></text:p>
      <text:p text:style-name="P69">Стоящие перед IASС задачи грандиозны. Перечень тем, которые должны быть охвачены основными правилами, включает такие щекотливые вопросы - нематериальные активы, промежуточные отчеты, аренда, неденежное вознаграждение, резервы и покрытие, - которые являются крайне противоречивыми даже в рамках национальных правил. Несмотря на бурную вспышку оптимизма, которая вылилась в обещание быстренько подготовить вариант основных правил, есть признаки, что успеть к 1999 г. будет нелегко. Нет объективных критериев для определения «лучших» способов отражать в учете какие-либо события или трансакции. Что еще хуже, между странами-участницами нет даже общего согласия об общих принципах подхода к этим проблемам. Самый простой способ добиться согласия по поводу предлагаемых правил - это сделать их настолько гибкими, чтобы могли вместиться все национальные.</text:p>
      <text:p text:style-name="P69">…........................................</text:p>
      <text:p text:style-name="P69"/>
      <text:p text:style-name="P71">Заключение</text:p>
      <text:p text:style-name="P71"/>
      <text:p text:style-name="P70">…...........................................</text:p>
      <text:p text:style-name="P70"/>
      <text:p text:style-name="P71"/>
      <text:p text:style-name="P71"/>
      <text:p text:style-name="P71"/>
      <text:p text:style-name="P71"/>
      <text:p text:style-name="P71"/>
      <text:p text:style-name="P71"/>
      <text:p text:style-name="P71"><text:soft-page-break/>Приложения</text:p>
      <text:p text:style-name="P73">Таблица 1.1 - Состав действующих международных стандартов</text:p>
      <text:p text:style-name="P65"/>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89">№ стандарта</text:p>
          </table:table-cell>
          <table:table-cell table:style-name="Таблица1.A1" office:value-type="string">
            <text:p text:style-name="P89">Название стандарта</text:p>
          </table:table-cell>
        </table:table-row>
        <table:table-row table:style-name="Таблица1.1">
          <table:table-cell table:style-name="Таблица1.A1" office:value-type="string">
            <text:p text:style-name="P89">МСФО (IFRS) 1</text:p>
          </table:table-cell>
          <table:table-cell table:style-name="Таблица1.A1" office:value-type="string">
            <text:p text:style-name="P89">Первое применение МСФО</text:p>
          </table:table-cell>
        </table:table-row>
        <table:table-row table:style-name="Таблица1.1">
          <table:table-cell table:style-name="Таблица1.A1" office:value-type="string">
            <text:p text:style-name="P89">МСФО (IFRS) 2</text:p>
          </table:table-cell>
          <table:table-cell table:style-name="Таблица1.A1" office:value-type="string">
            <text:p text:style-name="P89">Выплаты долевыми инструментами</text:p>
          </table:table-cell>
        </table:table-row>
        <table:table-row table:style-name="Таблица1.1">
          <table:table-cell table:style-name="Таблица1.A1" office:value-type="string">
            <text:p text:style-name="P89">МСФО (IFRS) 3</text:p>
          </table:table-cell>
          <table:table-cell table:style-name="Таблица1.A1" office:value-type="string">
            <text:p text:style-name="P89">Объединения бизнеса</text:p>
          </table:table-cell>
        </table:table-row>
        <table:table-row table:style-name="Таблица1.1">
          <table:table-cell table:style-name="Таблица1.A1" office:value-type="string">
            <text:p text:style-name="P89">МСФО (IFRS) 4</text:p>
          </table:table-cell>
          <table:table-cell table:style-name="Таблица1.A1" office:value-type="string">
            <text:p text:style-name="P89">Договоры страхования</text:p>
          </table:table-cell>
        </table:table-row>
        <table:table-row table:style-name="Таблица1.1">
          <table:table-cell table:style-name="Таблица1.A1" office:value-type="string">
            <text:p text:style-name="P89">МСФО (IFRS) 5 </text:p>
          </table:table-cell>
          <table:table-cell table:style-name="Таблица1.A1" office:value-type="string">
            <text:p text:style-name="P89">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89">МСФО (IFRS) 6</text:p>
          </table:table-cell>
          <table:table-cell table:style-name="Таблица1.A1" office:value-type="string">
            <text:p text:style-name="P89">Добыча и оценка природных ископаемых</text:p>
          </table:table-cell>
        </table:table-row>
        <table:table-row table:style-name="Таблица1.1">
          <table:table-cell table:style-name="Таблица1.A1" office:value-type="string">
            <text:p text:style-name="P89">МСФО (IRFS) 7</text:p>
          </table:table-cell>
          <table:table-cell table:style-name="Таблица1.A1" office:value-type="string">
            <text:p text:style-name="P89">Отчет о движении денежных средств</text:p>
          </table:table-cell>
        </table:table-row>
        <table:table-row table:style-name="Таблица1.1">
          <table:table-cell table:style-name="Таблица1.A1" office:value-type="string">
            <text:p text:style-name="P89">МСФО (IAS) 1</text:p>
          </table:table-cell>
          <table:table-cell table:style-name="Таблица1.A1" office:value-type="string">
            <text:p text:style-name="P89">Представление финансовой отчетности</text:p>
          </table:table-cell>
        </table:table-row>
        <table:table-row table:style-name="Таблица1.1">
          <table:table-cell table:style-name="Таблица1.A1" office:value-type="string">
            <text:p text:style-name="P89">МСФО (IAS) 2</text:p>
          </table:table-cell>
          <table:table-cell table:style-name="Таблица1.A1" office:value-type="string">
            <text:p text:style-name="P89">Запасы</text:p>
          </table:table-cell>
        </table:table-row>
        <table:table-row table:style-name="Таблица1.1">
          <table:table-cell table:style-name="Таблица1.A1" office:value-type="string">
            <text:p text:style-name="P89">МСФО (IAS) 7</text:p>
          </table:table-cell>
          <table:table-cell table:style-name="Таблица1.A1" office:value-type="string">
            <text:p text:style-name="P89">Отчет о движении денежных средств</text:p>
          </table:table-cell>
        </table:table-row>
        <table:table-row table:style-name="Таблица1.1">
          <table:table-cell table:style-name="Таблица1.A1" office:value-type="string">
            <text:p text:style-name="P89">МСФО (IAS) 8</text:p>
          </table:table-cell>
          <table:table-cell table:style-name="Таблица1.A1" office:value-type="string">
            <text:p text:style-name="P89">Учетная политика, изменения в бухгалтерских расчетах и ошибки</text:p>
          </table:table-cell>
        </table:table-row>
        <table:table-row table:style-name="Таблица1.1">
          <table:table-cell table:style-name="Таблица1.A1" office:value-type="string">
            <text:p text:style-name="P89">МСФО (IAS) 10</text:p>
          </table:table-cell>
          <table:table-cell table:style-name="Таблица1.A1" office:value-type="string">
            <text:p text:style-name="P89">События после отчетной даты</text:p>
          </table:table-cell>
        </table:table-row>
        <table:table-row table:style-name="Таблица1.1">
          <table:table-cell table:style-name="Таблица1.A1" office:value-type="string">
            <text:p text:style-name="P89">МСФО (IAS) 11</text:p>
          </table:table-cell>
          <table:table-cell table:style-name="Таблица1.A1" office:value-type="string">
            <text:p text:style-name="P89">Договоры подряда</text:p>
          </table:table-cell>
        </table:table-row>
        <table:table-row table:style-name="Таблица1.1">
          <table:table-cell table:style-name="Таблица1.A1" office:value-type="string">
            <text:p text:style-name="P89">МСФО (IAS) 12</text:p>
          </table:table-cell>
          <table:table-cell table:style-name="Таблица1.A1" office:value-type="string">
            <text:p text:style-name="P89">Налоги на прибыль</text:p>
          </table:table-cell>
        </table:table-row>
        <table:table-row table:style-name="Таблица1.1">
          <table:table-cell table:style-name="Таблица1.A1" office:value-type="string">
            <text:p text:style-name="P89">МСФО (IAS) 14</text:p>
          </table:table-cell>
          <table:table-cell table:style-name="Таблица1.A1" office:value-type="string">
            <text:p text:style-name="P89">Сегментная отчетность</text:p>
          </table:table-cell>
        </table:table-row>
        <table:table-row table:style-name="Таблица1.1">
          <table:table-cell table:style-name="Таблица1.A1" office:value-type="string">
            <text:p text:style-name="P89">МСФО (IAS) 16</text:p>
          </table:table-cell>
          <table:table-cell table:style-name="Таблица1.A1" office:value-type="string">
            <text:p text:style-name="P89">Основные средства</text:p>
          </table:table-cell>
        </table:table-row>
        <table:table-row table:style-name="Таблица1.1">
          <table:table-cell table:style-name="Таблица1.A1" office:value-type="string">
            <text:p text:style-name="P89">МСФО (IAS) 17</text:p>
          </table:table-cell>
          <table:table-cell table:style-name="Таблица1.A1" office:value-type="string">
            <text:p text:style-name="P89">Аренда</text:p>
          </table:table-cell>
        </table:table-row>
        <table:table-row table:style-name="Таблица1.1">
          <table:table-cell table:style-name="Таблица1.A1" office:value-type="string">
            <text:p text:style-name="P89">МСФО (IAS) 18</text:p>
          </table:table-cell>
          <table:table-cell table:style-name="Таблица1.A1" office:value-type="string">
            <text:p text:style-name="P89">Выручка</text:p>
          </table:table-cell>
        </table:table-row>
        <table:table-row table:style-name="Таблица1.1">
          <table:table-cell table:style-name="Таблица1.A1" office:value-type="string">
            <text:p text:style-name="P89">МСФО (IAS) 19</text:p>
          </table:table-cell>
          <table:table-cell table:style-name="Таблица1.A1" office:value-type="string">
            <text:p text:style-name="P89">Вознаграждения работникам</text:p>
          </table:table-cell>
        </table:table-row>
        <table:table-row table:style-name="Таблица1.1">
          <table:table-cell table:style-name="Таблица1.A1" office:value-type="string">
            <text:p text:style-name="P89">МСФО (IAS) 20</text:p>
          </table:table-cell>
          <table:table-cell table:style-name="Таблица1.A1" office:value-type="string">
            <text:p text:style-name="P89">Учет государственных субсидий и раскрытие информации о государственной помощи</text:p>
          </table:table-cell>
        </table:table-row>
        <text:soft-page-break/>
        <table:table-row table:style-name="Таблица1.1">
          <table:table-cell table:style-name="Таблица1.A1" office:value-type="string">
            <text:p text:style-name="P89">МСФО (IAS) 21</text:p>
          </table:table-cell>
          <table:table-cell table:style-name="Таблица1.A1" office:value-type="string">
            <text:p text:style-name="P89">Влияние изменений валютных курсов</text:p>
          </table:table-cell>
        </table:table-row>
        <table:table-row table:style-name="Таблица1.1">
          <table:table-cell table:style-name="Таблица1.A1" office:value-type="string">
            <text:p text:style-name="P89">МСФО (IAS) 23</text:p>
          </table:table-cell>
          <table:table-cell table:style-name="Таблица1.A1" office:value-type="string">
            <text:p text:style-name="P89">Затраты по займам</text:p>
          </table:table-cell>
        </table:table-row>
        <table:table-row table:style-name="Таблица1.1">
          <table:table-cell table:style-name="Таблица1.A1" office:value-type="string">
            <text:p text:style-name="P89">МСФО (IAS) 24</text:p>
          </table:table-cell>
          <table:table-cell table:style-name="Таблица1.A1" office:value-type="string">
            <text:p text:style-name="P89">Раскрыте информации о связанных сторонах</text:p>
          </table:table-cell>
        </table:table-row>
        <table:table-row table:style-name="Таблица1.1">
          <table:table-cell table:style-name="Таблица1.A1" office:value-type="string">
            <text:p text:style-name="P89">МСФО (IAS) 26</text:p>
          </table:table-cell>
          <table:table-cell table:style-name="Таблица1.A1" office:value-type="string">
            <text:p text:style-name="P89">Учет и отчетность по пенсионным планам</text:p>
          </table:table-cell>
        </table:table-row>
        <table:table-row table:style-name="Таблица1.1">
          <table:table-cell table:style-name="Таблица1.A1" office:value-type="string">
            <text:p text:style-name="P89">МСФО (IAS) 27</text:p>
          </table:table-cell>
          <table:table-cell table:style-name="Таблица1.A1" office:value-type="string">
            <text:p text:style-name="P89">Консолидированная и индивидуальная финансовая отчетность </text:p>
          </table:table-cell>
        </table:table-row>
        <table:table-row table:style-name="Таблица1.1">
          <table:table-cell table:style-name="Таблица1.A1" office:value-type="string">
            <text:p text:style-name="P89">МСФО (IAS) 28</text:p>
          </table:table-cell>
          <table:table-cell table:style-name="Таблица1.A1" office:value-type="string">
            <text:p text:style-name="P89">Инвестиции в ассоциированные компании</text:p>
          </table:table-cell>
        </table:table-row>
        <table:table-row table:style-name="Таблица1.1">
          <table:table-cell table:style-name="Таблица1.A1" office:value-type="string">
            <text:p text:style-name="P89">МСФО (IAS)29</text:p>
          </table:table-cell>
          <table:table-cell table:style-name="Таблица1.A1" office:value-type="string">
            <text:p text:style-name="P89">Финансовая отчетность в условиях гиперинфляции</text:p>
          </table:table-cell>
        </table:table-row>
        <table:table-row table:style-name="Таблица1.1">
          <table:table-cell table:style-name="Таблица1.A1" office:value-type="string">
            <text:p text:style-name="P89">МСФО (IAS) 31 </text:p>
          </table:table-cell>
          <table:table-cell table:style-name="Таблица1.A1" office:value-type="string">
            <text:p text:style-name="P89">Финансовая отчетность об участии в совместной деятельности</text:p>
          </table:table-cell>
        </table:table-row>
        <table:table-row table:style-name="Таблица1.1">
          <table:table-cell table:style-name="Таблица1.A1" office:value-type="string">
            <text:p text:style-name="P89">МСФО (IAS) 32</text:p>
          </table:table-cell>
          <table:table-cell table:style-name="Таблица1.A1" office:value-type="string">
            <text:p text:style-name="P89">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89">МСФО (IAS) 33</text:p>
          </table:table-cell>
          <table:table-cell table:style-name="Таблица1.A1" office:value-type="string">
            <text:p text:style-name="P89">Прибыль на акцию</text:p>
          </table:table-cell>
        </table:table-row>
        <table:table-row table:style-name="Таблица1.1">
          <table:table-cell table:style-name="Таблица1.A1" office:value-type="string">
            <text:p text:style-name="P89">МСФО (IAS) 34</text:p>
          </table:table-cell>
          <table:table-cell table:style-name="Таблица1.A1" office:value-type="string">
            <text:p text:style-name="P89">Промежуточная финансовая отчетность</text:p>
          </table:table-cell>
        </table:table-row>
        <table:table-row table:style-name="Таблица1.1">
          <table:table-cell table:style-name="Таблица1.A1" office:value-type="string">
            <text:p text:style-name="P89">МСФО (IAS) 36</text:p>
          </table:table-cell>
          <table:table-cell table:style-name="Таблица1.A1" office:value-type="string">
            <text:p text:style-name="P89">Обесценение активов</text:p>
          </table:table-cell>
        </table:table-row>
        <table:table-row table:style-name="Таблица1.1">
          <table:table-cell table:style-name="Таблица1.A1" office:value-type="string">
            <text:p text:style-name="P89">МСФО (IAS) 37</text:p>
          </table:table-cell>
          <table:table-cell table:style-name="Таблица1.A1" office:value-type="string">
            <text:p text:style-name="P89">Резервы, условные обязательства и условыне активы</text:p>
          </table:table-cell>
        </table:table-row>
        <table:table-row table:style-name="Таблица1.1">
          <table:table-cell table:style-name="Таблица1.A1" office:value-type="string">
            <text:p text:style-name="P89">МСФО (IAS) 38</text:p>
          </table:table-cell>
          <table:table-cell table:style-name="Таблица1.A1" office:value-type="string">
            <text:p text:style-name="P89">Нематериальные активы</text:p>
          </table:table-cell>
        </table:table-row>
        <table:table-row table:style-name="Таблица1.1">
          <table:table-cell table:style-name="Таблица1.A1" office:value-type="string">
            <text:p text:style-name="P89">МСФО (IAS) 39</text:p>
          </table:table-cell>
          <table:table-cell table:style-name="Таблица1.A1" office:value-type="string">
            <text:p text:style-name="P89">Финансовые инструменты: признание и оценка</text:p>
          </table:table-cell>
        </table:table-row>
        <table:table-row table:style-name="Таблица1.1">
          <table:table-cell table:style-name="Таблица1.A1" office:value-type="string">
            <text:p text:style-name="P89">МСФО (IAS) 40</text:p>
          </table:table-cell>
          <table:table-cell table:style-name="Таблица1.A1" office:value-type="string">
            <text:p text:style-name="P89">Инвестиции в недвижимость</text:p>
          </table:table-cell>
        </table:table-row>
        <table:table-row table:style-name="Таблица1.1">
          <table:table-cell table:style-name="Таблица1.A1" office:value-type="string">
            <text:p text:style-name="P89">МСФО (IAS) 41</text:p>
          </table:table-cell>
          <table:table-cell table:style-name="Таблица1.A1" office:value-type="string">
            <text:p text:style-name="P89">Сельское хозяйство</text:p>
          </table:table-cell>
        </table:table-row>
      </table:table>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1"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 svg:font-family="'Times New Roman'" style:font-family-generic="roman"/>
    <style:font-face style:name="Times New Roman CYR1" svg:font-family="'Times New Roman CYR'" style:font-family-generic="roman"/>
    <style:font-face style:name="Wingdings" svg:font-family="Wingdings" style:font-family-generic="roman"/>
    <style:font-face style:name="Arial" svg:font-family="Arial" style:font-family-generic="swiss"/>
    <style:font-face style:name="Arial1" svg:font-family="Arial" style:font-family-generic="system"/>
    <style:font-face style:name="Courier New2" svg:font-family="'Courier New'" style:font-family-generic="system"/>
    <style:font-face style:name="Times New Roman2" svg:font-family="'Times New Roman'" style:font-family-generic="system"/>
    <style:font-face style:name="Courier New1" svg:font-family="'Courier New'"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2"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1"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2"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9</meta:editing-cycles>
    <meta:creation-date>2014-04-01T16:47:00</meta:creation-date>
    <dc:date>2014-05-25T17:18:57.535753722</dc:date>
    <meta:editing-duration>P6DT8H30M45S</meta:editing-duration>
    <meta:generator>LibreOffice/4.1.3.2$Linux_X86_64 LibreOffice_project/410m0$Build-2</meta:generator>
    <dc:creator>yuriy </dc:creator>
    <meta:document-statistic meta:table-count="4" meta:image-count="0" meta:object-count="0" meta:page-count="90" meta:paragraph-count="596" meta:word-count="17772" meta:character-count="142053" meta:non-whitespace-character-count="1248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